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0.956cm" fo:min-width="0.706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7" style:family="graphic" style:parent-style-name="standard">
      <style:graphic-properties draw:stroke="solid" svg:stroke-color="#ffffff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13.1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96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8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4.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094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1.008cm" fo:min-width="0.758cm" fo:padding-top="0.151cm" fo:padding-bottom="0.151cm" fo:padding-left="0.276cm" fo:padding-right="0.276cm"/>
    </style:style>
    <style:style style:name="gr23" style:family="graphic" style:parent-style-name="standard">
      <style:graphic-properties svg:stroke-color="#000000" draw:fill-color="#000000" draw:textarea-vertical-align="middle" draw:auto-grow-height="false" fo:min-height="0.933cm" fo:min-width="0.757cm"/>
    </style:style>
    <style:style style:name="gr24" style:family="graphic" style:parent-style-name="standard">
      <style:graphic-properties svg:stroke-color="#000000" draw:fill-color="#000000" draw:textarea-vertical-align="middle" draw:auto-grow-height="false" fo:min-height="0.973cm" fo:min-width="0.7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889cm"/>
    </style:style>
    <style:style style:name="gr27" style:family="graphic" style:parent-style-name="standard">
      <style:graphic-properties draw:stroke="none" draw:fill="none" fo:min-height="9.5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5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535cm"/>
    </style:style>
    <style:style style:name="gr31" style:family="graphic" style:parent-style-name="objectwithoutfill">
      <style:graphic-properties draw:stroke="dash" draw:stroke-dash="Fine_20_Dashed" svg:stroke-width="0.081cm" svg:stroke-color="#dfdfd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0.899cm" fo:min-width="0.649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29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15cm"/>
    </style:style>
    <style:style style:name="gr35" style:family="graphic" style:parent-style-name="standard">
      <style:graphic-properties svg:stroke-color="#000000" draw:fill-color="#000000" draw:textarea-vertical-align="middle" draw:auto-grow-height="false" fo:min-height="0.917cm" fo:min-width="0.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.022cm"/>
    </style:style>
    <style:style style:name="gr37" style:family="graphic" style:parent-style-name="standard">
      <style:graphic-properties svg:stroke-color="#000000" draw:fill-color="#000000" draw:textarea-vertical-align="middle" draw:auto-grow-height="false" fo:min-height="0.917cm" fo:min-width="0.741cm"/>
    </style:style>
    <style:style style:name="gr38" style:family="graphic" style:parent-style-name="standard">
      <style:graphic-properties svg:stroke-color="#000000" draw:fill-color="#000000" draw:textarea-vertical-align="middle" draw:auto-grow-height="false" fo:min-height="0.918cm" fo:min-width="0.7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.021cm"/>
    </style:style>
    <style:style style:name="gr40" style:family="graphic" style:parent-style-name="standard">
      <style:graphic-properties svg:stroke-color="#000000" draw:fill-color="#000000" draw:textarea-vertical-align="middle" draw:auto-grow-height="false" fo:min-height="0.918cm" fo:min-width="0.7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5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96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8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fdfdf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dfdfdf"/>
      <style:paragraph-properties fo:text-align="center" style:writing-mode="lr-tb"/>
      <style:text-properties fo:font-style="italic"/>
    </style:style>
    <style:style style:name="P9" style:family="paragraph">
      <loext:graphic-properties draw:fill="none"/>
      <style:paragraph-properties fo:text-align="center"/>
      <style:text-properties fo:font-style="italic"/>
    </style:style>
    <style:style style:name="P10" style:family="paragraph">
      <loext:graphic-properties draw:fill="none" draw:fill-color="#ffffff"/>
      <style:paragraph-properties style:writing-mode="lr-tb"/>
      <style:text-properties fo:font-style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000000"/>
      <style:paragraph-properties fo:text-align="center"/>
      <style:text-properties fo:font-style="italic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style="italic" style:font-size-asian="24pt" style:font-size-complex="24pt"/>
    </style:style>
    <style:style style:name="T8" style:family="text">
      <style:text-properties style:text-position="-33% 58%" fo:font-size="24pt" fo:font-style="italic" style:font-size-asian="24pt" style:font-size-complex="24pt"/>
    </style:style>
    <style:style style:name="T9" style:family="text">
      <style:text-properties fo:font-size="15pt" fo:font-style="italic" style:font-size-asian="15pt" style:font-size-complex="15pt"/>
    </style:style>
    <style:style style:name="T10" style:family="text">
      <style:text-properties style:text-position="-33% 58%" fo:font-size="15pt" fo:font-style="italic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2" draw:id="id2" draw:layer="layout" svg:width="1.778cm" svg:height="1.778cm" svg:x="3.302cm" svg:y="7.85cm">
          <text:p text:style-name="P1"><text:span text:style-name="T1">s</text:span><text:span text:style-name="T2">A2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9cm" svg:y1="3.278cm" svg:x2="4.052cm" svg:y2="4.294cm">
          <text:p/>
        </draw:line>
        <draw:connector draw:style-name="gr2" draw:text-style-name="P3" draw:layer="layout" draw:type="curve" svg:x1="3.562cm" svg:y1="5.812cm" svg:x2="3.562cm" svg:y2="8.11cm" draw:start-shape="id1" draw:start-glue-point="7" draw:end-shape="id2" draw:end-glue-point="5" svg:d="M3562 5812v2298" svg:viewBox="0 0 1 2299">
          <text:p/>
        </draw:connector>
        <draw:connector draw:style-name="gr2" draw:text-style-name="P3" draw:layer="layout" draw:type="curve" svg:x1="4.82cm" svg:y1="8.11cm" svg:x2="4.82cm" svg:y2="5.812cm" draw:start-shape="id2" draw:start-glue-point="11" draw:end-shape="id1" draw:end-glue-point="9" svg:d="M4820 8110v-2298" svg:viewBox="0 0 1 2299">
          <text:p/>
        </draw:connector>
        <draw:frame draw:style-name="gr3" draw:text-style-name="P5" draw:layer="layout" svg:width="0.68cm" svg:height="0.962cm" svg:x="2.882cm" svg:y="6.38cm">
          <draw:text-box>
            <text:p text:style-name="P4"><text:span text:style-name="T3">t</text:span></text:p>
          </draw:text-box>
        </draw:frame>
        <draw:frame draw:style-name="gr3" draw:text-style-name="P5" draw:layer="layout" svg:width="0.68cm" svg:height="0.962cm" svg:x="4.782cm" svg:y="6.38cm">
          <draw:text-box>
            <text:p text:style-name="P4"><text:span text:style-name="T3">t</text:span></text:p>
          </draw:text-box>
        </draw:frame>
        <draw:frame draw:style-name="gr4" draw:text-style-name="P5" draw:layer="layout" svg:width="2.53cm" svg:height="0.963cm" svg:x="0.89cm" svg:y="4.702cm">
          <draw:text-box>
            <text:p text:style-name="P4"><text:span text:style-name="T4">Worker in A1, </text:span></text:p>
            <text:p text:style-name="P4"><text:span text:style-name="T4">no parts taken</text:span></text:p>
          </draw:text-box>
        </draw:frame>
        <draw:frame draw:style-name="gr4" draw:text-style-name="P5" draw:layer="layout" svg:width="2.53cm" svg:height="0.963cm" svg:x="2.794cm" svg:y="9.882cm">
          <draw:text-box>
            <text:p text:style-name="P4"><text:span text:style-name="T4">Worker in A2, </text:span></text:p>
            <text:p text:style-name="P4"><text:span text:style-name="T4">no parts taken</text:span></text:p>
          </draw:text-box>
        </draw:frame>
        <draw:frame draw:style-name="gr5" draw:text-style-name="P5" draw:layer="layout" svg:width="4.616cm" svg:height="3.455cm" svg:x="8.592cm" svg:y="9.679cm">
          <draw:text-box>
            <text:p text:style-name="P4"><text:span text:style-name="T4">Worker in A2, </text:span></text:p>
            <text:p text:style-name="P4"><text:span text:style-name="T4">parts taken</text:span></text:p>
            <text:p text:style-name="P4"><text:span text:style-name="T5">(note: We assume that the worker must only reach into the storage once to reteive enough parts for all processing steps and that taken parts are not put back <text:s/>into the storage.)</text:span></text:p>
          </draw:text-box>
        </draw:frame>
        <draw:custom-shape draw:style-name="gr1" draw:text-style-name="P2" xml:id="id3" draw:id="id3" draw:layer="layout" svg:width="1.778cm" svg:height="1.778cm" svg:x="8.89cm" svg:y="7.85cm">
          <text:p text:style-name="P1"><text:span text:style-name="T1">s</text:span><text:span text:style-name="T2">A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08cm" svg:y1="8.739cm" svg:x2="8.89cm" svg:y2="8.739cm" draw:start-shape="id2" draw:end-shape="id3" svg:d="M5080 8739h3810" svg:viewBox="0 0 3811 1">
          <text:p/>
        </draw:connector>
        <draw:frame draw:style-name="gr6" draw:text-style-name="P5" draw:layer="layout" svg:width="1.137cm" svg:height="0.962cm" svg:x="6.096cm" svg:y="8.666cm">
          <draw:text-box>
            <text:p text:style-name="P4"><text:span text:style-name="T3">rP</text:span></text:p>
          </draw:text-box>
        </draw:frame>
        <draw:frame draw:style-name="gr4" draw:text-style-name="P5" draw:layer="layout" svg:width="2.53cm" svg:height="0.963cm" svg:x="7.112cm" svg:y="2.77cm">
          <draw:text-box>
            <text:p text:style-name="P4"><text:span text:style-name="T4">Worker in A1, </text:span></text:p>
            <text:p text:style-name="P4"><text:span text:style-name="T4">parts taken</text:span></text:p>
          </draw:text-box>
        </draw:frame>
        <draw:connector draw:style-name="gr2" draw:text-style-name="P3" draw:layer="layout" draw:type="curve" svg:x1="10.408cm" svg:y1="8.11cm" svg:x2="10.408cm" svg:y2="5.812cm" draw:start-shape="id3" draw:start-glue-point="11" draw:end-shape="id4" draw:end-glue-point="9" svg:d="M10408 8110v-2298" svg:viewBox="0 0 1 2299">
          <text:p/>
        </draw:connector>
        <draw:connector draw:style-name="gr2" draw:text-style-name="P3" draw:layer="layout" draw:type="curve" svg:x1="9.15cm" svg:y1="5.812cm" svg:x2="9.15cm" svg:y2="8.11cm" draw:start-shape="id4" draw:start-glue-point="7" draw:end-shape="id3" draw:end-glue-point="5" svg:d="M9150 5812v2298" svg:viewBox="0 0 1 2299">
          <text:p/>
        </draw:connector>
        <draw:custom-shape draw:style-name="gr1" draw:text-style-name="P2" xml:id="id9" draw:id="id9" draw:layer="layout" svg:width="1.778cm" svg:height="1.778cm" svg:x="14.001cm" svg:y="7.795cm">
          <text:p text:style-name="P1"><text:span text:style-name="T1">s</text:span><text:span text:style-name="T2">A2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68cm" svg:y1="5.183cm" svg:x2="14cm" svg:y2="5.183cm" draw:start-shape="id4" draw:end-shape="id5" draw:end-glue-point="6" svg:d="M10668 5183h3332" svg:viewBox="0 0 3333 1">
          <text:p/>
        </draw:connector>
        <draw:g>
          <draw:custom-shape draw:style-name="gr7" draw:text-style-name="P3" xml:id="id6" draw:id="id6" draw:layer="layout" svg:width="0.254cm" svg:height="0.254cm" svg:x="8.966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003cm" svg:y1="4.828cm" svg:x2="9.093cm" svg:y2="4.611cm" draw:start-shape="id6" draw:start-glue-point="7" draw:end-shape="id6" draw:end-glue-point="4" svg:d="M9003 4828c-807 0-673-359-449-601s539-367 539 384" svg:viewBox="0 0 712 789">
            <text:p/>
          </draw:connector>
        </draw:g>
        <draw:g>
          <draw:custom-shape draw:style-name="gr7" draw:text-style-name="P3" xml:id="id7" draw:id="id7" draw:layer="layout" svg:width="0.254cm" svg:height="0.254cm" draw:transform="rotate (-1.65509572966622) translate (10.18cm 4.2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961cm" svg:y1="4.314cm" svg:x2="10.17cm" svg:y2="4.422cm" draw:start-shape="id7" draw:start-glue-point="7" draw:end-shape="id7" draw:end-glue-point="4" svg:d="M9961 4314c0-796 360-664 604-438s371 546-395 546" svg:viewBox="0 0 793 720">
            <text:p/>
          </draw:connector>
        </draw:g>
        <draw:g>
          <draw:custom-shape draw:style-name="gr7" draw:text-style-name="P3" xml:id="id8" draw:id="id8" draw:layer="layout" svg:width="0.254cm" svg:height="0.254cm" draw:transform="rotate (1.16308741352902) translate (8.816cm 5.5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03cm" svg:y1="5.595cm" svg:x2="8.866cm" svg:y2="5.427cm" draw:start-shape="id8" draw:start-glue-point="7" draw:end-shape="id8" draw:end-glue-point="4" svg:d="M9030 5595c0 766-358 638-605 405s-385-573 441-573" svg:viewBox="0 0 796 754">
            <text:p/>
          </draw:connector>
        </draw:g>
        <draw:frame draw:style-name="gr6" draw:text-style-name="P5" draw:layer="layout" svg:width="1.137cm" svg:height="0.962cm" svg:x="7.366cm" svg:y="5.818cm">
          <draw:text-box>
            <text:p text:style-name="P4"><text:span text:style-name="T3">rH</text:span></text:p>
          </draw:text-box>
        </draw:frame>
        <draw:frame draw:style-name="gr6" draw:text-style-name="P5" draw:layer="layout" svg:width="1.137cm" svg:height="0.962cm" svg:x="7.366cm" svg:y="4.04cm">
          <draw:text-box>
            <text:p text:style-name="P4"><text:span text:style-name="T3">rC</text:span></text:p>
          </draw:text-box>
        </draw:frame>
        <draw:frame draw:style-name="gr8" draw:text-style-name="P5" draw:layer="layout" svg:width="1.15cm" svg:height="0.962cm" svg:x="9.652cm" svg:y="2.824cm">
          <draw:text-box>
            <text:p text:style-name="P4"><text:span text:style-name="T3">pB</text:span></text:p>
          </draw:text-box>
        </draw:frame>
        <draw:frame draw:style-name="gr9" draw:text-style-name="P5" draw:layer="layout" svg:width="1.323cm" svg:height="0.962cm" svg:x="11.176cm" svg:y="4.294cm">
          <draw:text-box>
            <text:p text:style-name="P4"><text:span text:style-name="T3">mC</text:span></text:p>
          </draw:text-box>
        </draw:frame>
        <draw:connector draw:style-name="gr2" draw:text-style-name="P3" draw:layer="layout" draw:type="curve" svg:x1="14.26cm" svg:y1="5.812cm" svg:x2="14.261cm" svg:y2="8.055cm" draw:start-shape="id5" draw:start-glue-point="7" draw:end-shape="id9" draw:end-glue-point="5" svg:d="M14260 5812c0 1683 1 562 1 2243" svg:viewBox="0 0 2 2244">
          <text:p/>
        </draw:connector>
        <draw:connector draw:style-name="gr2" draw:text-style-name="P3" draw:layer="layout" draw:type="curve" svg:x1="15.519cm" svg:y1="8.055cm" svg:x2="15.518cm" svg:y2="5.812cm" draw:start-shape="id9" draw:start-glue-point="11" draw:end-shape="id5" draw:end-glue-point="9" svg:d="M15519 8055c0-1681-1-560-1-2243" svg:viewBox="0 0 2 2244">
          <text:p/>
        </draw:connector>
        <draw:frame draw:style-name="gr3" draw:text-style-name="P5" draw:layer="layout" svg:width="0.68cm" svg:height="0.962cm" svg:x="13.746cm" svg:y="6.58cm">
          <draw:text-box>
            <text:p text:style-name="P4"><text:span text:style-name="T3">t</text:span></text:p>
          </draw:text-box>
        </draw:frame>
        <draw:frame draw:style-name="gr3" draw:text-style-name="P5" draw:layer="layout" svg:width="0.68cm" svg:height="0.962cm" svg:x="15.346cm" svg:y="6.58cm">
          <draw:text-box>
            <text:p text:style-name="P4"><text:span text:style-name="T3">t</text:span></text:p>
          </draw:text-box>
        </draw:frame>
        <draw:frame draw:style-name="gr10" draw:text-style-name="P5" draw:layer="layout" svg:width="13.655cm" svg:height="3.556cm" svg:x="16.825cm" svg:y="1.524cm">
          <draw:text-box>
            <text:p text:style-name="P4"><text:span text:style-name="T4">Worker in A1, assembly ended</text:span></text:p>
            <text:p text:style-name="P4"><text:span text:style-name="T5">Note: After the assembly has ended, the </text:span></text:p>
            <text:p text:style-name="P4"><text:span text:style-name="T5">worker cannot reach into housing or cover anymore.</text:span></text:p>
            <text:p text:style-name="P4"><text:span text:style-name="T6">Pressing the button (pB) and transitioning between </text:span></text:p>
            <text:p text:style-name="P4"><text:span text:style-name="T6">Areas A1 and A2 are still possible.</text:span></text:p>
          </draw:text-box>
        </draw:frame>
        <draw:frame draw:style-name="gr11" draw:text-style-name="P5" draw:layer="layout" svg:width="4.828cm" svg:height="0.963cm" svg:x="15.779cm" svg:y="8.358cm">
          <draw:text-box>
            <text:p text:style-name="P4"><text:span text:style-name="T4">Worker in A2, assembly ended</text:span></text:p>
          </draw:text-box>
        </draw:frame>
        <draw:frame draw:style-name="gr3" draw:text-style-name="P5" draw:layer="layout" svg:width="0.68cm" svg:height="0.962cm" svg:x="8.646cm" svg:y="6.58cm">
          <draw:text-box>
            <text:p text:style-name="P4"><text:span text:style-name="T3">t</text:span></text:p>
          </draw:text-box>
        </draw:frame>
        <draw:frame draw:style-name="gr3" draw:text-style-name="P5" draw:layer="layout" svg:width="0.68cm" svg:height="0.962cm" svg:x="10.246cm" svg:y="6.58cm">
          <draw:text-box>
            <text:p text:style-name="P4"><text:span text:style-name="T3">t</text:span></text:p>
          </draw:text-box>
        </draw:frame>
        <draw:g>
          <draw:custom-shape draw:style-name="gr7" draw:text-style-name="P3" xml:id="id10" draw:id="id10" draw:layer="layout" svg:width="0.254cm" svg:height="0.254cm" draw:transform="rotate (-1.65509572966622) translate (15.38cm 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15.161cm" svg:y1="4.31cm" svg:x2="15.37cm" svg:y2="4.418cm" draw:start-shape="id10" draw:start-glue-point="7" draw:end-shape="id10" draw:end-glue-point="4" svg:d="M15161 4310c0-796 360-664 604-438s371 546-395 546" svg:viewBox="0 0 793 720">
            <text:p/>
          </draw:connector>
        </draw:g>
        <draw:frame draw:style-name="gr8" draw:text-style-name="P5" draw:layer="layout" svg:width="1.15cm" svg:height="0.962cm" svg:x="14.852cm" svg:y="2.82cm">
          <draw:text-box>
            <text:p text:style-name="P4"><text:span text:style-name="T3">pB</text:span></text:p>
          </draw:text-box>
        </draw:frame>
        <draw:custom-shape draw:style-name="gr1" draw:text-style-name="P2" xml:id="id5" draw:id="id5" draw:layer="layout" svg:width="1.778cm" svg:height="1.778cm" svg:x="14cm" svg:y="4.294cm">
          <text:p text:style-name="P1"><text:span text:style-name="T1">s</text:span><text:span text:style-name="T2">A1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xml:id="id11" draw:id="id11" draw:layer="layout" svg:width="0.254cm" svg:height="0.254cm" draw:transform="rotate (-1.65509572966622) translate (4.58cm 4.2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4.361cm" svg:y1="4.306cm" svg:x2="4.57cm" svg:y2="4.414cm" draw:start-shape="id11" draw:start-glue-point="7" draw:end-shape="id11" draw:end-glue-point="4" svg:d="M4361 4306c0-796 360-664 604-438s371 546-395 546" svg:viewBox="0 0 793 720">
            <text:p/>
          </draw:connector>
        </draw:g>
        <draw:frame draw:style-name="gr8" draw:text-style-name="P5" draw:layer="layout" svg:width="1.15cm" svg:height="0.962cm" svg:x="4.052cm" svg:y="2.816cm">
          <draw:text-box>
            <text:p text:style-name="P4"><text:span text:style-name="T3">pB</text:span></text:p>
          </draw:text-box>
        </draw:frame>
        <draw:custom-shape draw:style-name="gr1" draw:text-style-name="P2" xml:id="id1" draw:id="id1" draw:layer="layout" svg:width="1.778cm" svg:height="1.778cm" svg:x="3.302cm" svg:y="4.294cm">
          <text:p text:style-name="P1"><text:span text:style-name="T1">s</text:span><text:span text:style-name="T2">A1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8.468cm" svg:height="0.963cm" svg:x="5.141cm" svg:y="14.732cm">
          <draw:text-box>
            <text:p text:style-name="P4"><text:span text:style-name="T6">Note: Pressing the button in state SA1N and SA1E would not be useful for achieving the goal of the workflow, but nevertheless,</text:span></text:p>
            <text:p text:style-name="P4"><text:span text:style-name="T6">It is in principle possible for the worker, so it is included in the state machine</text:span></text:p>
          </draw:text-box>
        </draw:frame>
        <draw:g>
          <draw:custom-shape draw:style-name="gr7" draw:text-style-name="P3" xml:id="id12" draw:id="id12" draw:layer="layout" svg:width="0.254cm" svg:height="0.254cm" svg:x="8.967cm" svg:y="4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004cm" svg:y1="4.819cm" svg:x2="9.094cm" svg:y2="4.602cm" draw:start-shape="id12" draw:start-glue-point="7" draw:end-shape="id12" draw:end-glue-point="4" svg:d="M9004 4819c-807 0-673-359-449-601s539-367 539 384" svg:viewBox="0 0 712 789">
            <text:p/>
          </draw:connector>
        </draw:g>
        <draw:g>
          <draw:custom-shape draw:style-name="gr7" draw:text-style-name="P3" xml:id="id13" draw:id="id13" draw:layer="layout" svg:width="0.254cm" svg:height="0.254cm" draw:transform="rotate (1.16308741352902) translate (8.817cm 5.5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031cm" svg:y1="5.586cm" svg:x2="8.867cm" svg:y2="5.418cm" draw:start-shape="id13" draw:start-glue-point="7" draw:end-shape="id13" draw:end-glue-point="4" svg:d="M9031 5586c0 766-358 638-605 405s-385-573 441-573" svg:viewBox="0 0 796 754">
            <text:p/>
          </draw:connector>
        </draw:g>
        <draw:frame draw:style-name="gr6" draw:text-style-name="P5" draw:layer="layout" svg:width="1.137cm" svg:height="0.962cm" svg:x="7.367cm" svg:y="4.031cm">
          <draw:text-box>
            <text:p text:style-name="P4"><text:span text:style-name="T3">rC</text:span></text:p>
          </draw:text-box>
        </draw:frame>
        <draw:custom-shape draw:style-name="gr1" draw:text-style-name="P2" xml:id="id4" draw:id="id4" draw:layer="layout" svg:width="1.778cm" svg:height="1.778cm" svg:x="8.89cm" svg:y="4.294cm">
          <text:p text:style-name="P1"><text:span text:style-name="T1">s</text:span><text:span text:style-name="T2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8" xml:id="id15" draw:id="id15" draw:layer="layout" svg:width="1.778cm" svg:height="1.778cm" svg:x="3.302cm" svg:y="6.35cm">
          <text:p text:style-name="P7"><text:span text:style-name="T7">s</text:span><text:span text:style-name="T8">A2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9" draw:layer="layout" svg:x1="1.902cm" svg:y1="3.556cm" svg:x2="3.29cm" svg:y2="3.556cm">
          <text:p/>
        </draw:line>
        <draw:connector draw:style-name="gr2" draw:text-style-name="P9" draw:layer="layout" draw:type="curve" svg:x1="3.55cm" svg:y1="4.212cm" svg:x2="3.562cm" svg:y2="6.61cm" draw:start-shape="id14" draw:start-glue-point="7" draw:end-shape="id15" draw:end-glue-point="5" svg:d="M3550 4212c0 1800 12 601 12 2398" svg:viewBox="0 0 13 2399">
          <text:p/>
        </draw:connector>
        <draw:connector draw:style-name="gr2" draw:text-style-name="P9" draw:layer="layout" draw:type="curve" svg:x1="4.82cm" svg:y1="6.61cm" svg:x2="4.808cm" svg:y2="4.212cm" draw:start-shape="id15" draw:start-glue-point="11" draw:end-shape="id14" draw:end-glue-point="9" svg:d="M4820 6610c0-1797-12-598-12-2398" svg:viewBox="0 0 13 2399">
          <text:p/>
        </draw:connector>
        <draw:frame draw:style-name="gr3" draw:text-style-name="P10" draw:layer="layout" svg:width="0.68cm" svg:height="0.962cm" svg:x="2.882cm" svg:y="4.88cm">
          <draw:text-box>
            <text:p><text:span text:style-name="T9">t</text:span></text:p>
          </draw:text-box>
        </draw:frame>
        <draw:frame draw:style-name="gr3" draw:text-style-name="P10" draw:layer="layout" svg:width="0.68cm" svg:height="0.962cm" svg:x="4.782cm" svg:y="4.88cm">
          <draw:text-box>
            <text:p><text:span text:style-name="T9">t</text:span></text:p>
          </draw:text-box>
        </draw:frame>
        <draw:frame draw:style-name="gr14" draw:text-style-name="P12" draw:layer="layout" svg:width="2.53cm" svg:height="1.319cm" svg:x="2.89cm" svg:y="1.375cm">
          <draw:text-box>
            <text:p text:style-name="P11"><text:span text:style-name="T4">Start: worker</text:span></text:p>
            <text:p text:style-name="P11"><text:span text:style-name="T4">in Area 1, no</text:span></text:p>
            <text:p text:style-name="P11"><text:span text:style-name="T4">parts taken</text:span></text:p>
          </draw:text-box>
        </draw:frame>
        <draw:frame draw:style-name="gr15" draw:text-style-name="P13" draw:layer="layout" svg:width="3.05cm" svg:height="0.963cm" svg:x="2.794cm" svg:y="8.382cm">
          <draw:text-box>
            <text:p><text:span text:style-name="T4">Worker in Area 2, </text:span></text:p>
            <text:p><text:span text:style-name="T4">no parts taken</text:span></text:p>
          </draw:text-box>
        </draw:frame>
        <draw:frame draw:style-name="gr16" draw:text-style-name="P13" draw:layer="layout" svg:width="4.616cm" svg:height="3.811cm" svg:x="8.592cm" svg:y="8.479cm">
          <draw:text-box>
            <text:p><text:span text:style-name="T4">Worker in A2, </text:span></text:p>
            <text:p><text:span text:style-name="T4">parts taken</text:span></text:p>
            <text:p><text:span text:style-name="T5"/></text:p>
            <text:p><text:span text:style-name="T5">(note: We assume that the worker must only reach into the storage once to reteive enough parts for all processing steps and that taken parts are not put back <text:s/>into the storage.)</text:span></text:p>
          </draw:text-box>
        </draw:frame>
        <draw:custom-shape draw:style-name="gr1" draw:text-style-name="P8" xml:id="id16" draw:id="id16" draw:layer="layout" svg:width="1.778cm" svg:height="1.778cm" svg:x="8.89cm" svg:y="6.35cm">
          <text:p text:style-name="P7"><text:span text:style-name="T7">s</text:span><text:span text:style-name="T8">A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5.08cm" svg:y1="7.239cm" svg:x2="8.89cm" svg:y2="7.239cm" draw:start-shape="id15" draw:end-shape="id16" svg:d="M5080 7239h3810" svg:viewBox="0 0 3811 1">
          <text:p/>
        </draw:connector>
        <draw:frame draw:style-name="gr17" draw:text-style-name="P10" draw:layer="layout" svg:width="1.137cm" svg:height="0.966cm" svg:x="6.096cm" svg:y="6.366cm">
          <draw:text-box>
            <text:p><text:span text:style-name="T9">r</text:span><text:span text:style-name="T10">P</text:span></text:p>
          </draw:text-box>
        </draw:frame>
        <draw:frame draw:style-name="gr18" draw:text-style-name="P13" draw:layer="layout" svg:width="3.326cm" svg:height="1.319cm" svg:x="8.128cm" svg:y="1.221cm">
          <draw:text-box>
            <text:p><text:span text:style-name="T4">Worker in A1, </text:span></text:p>
            <text:p><text:span text:style-name="T4">parts taken</text:span></text:p>
            <text:p><text:span text:style-name="T4">(ready to assemble)</text:span></text:p>
          </draw:text-box>
        </draw:frame>
        <draw:connector draw:style-name="gr2" draw:text-style-name="P9" draw:layer="layout" draw:type="curve" svg:x1="10.408cm" svg:y1="6.61cm" svg:x2="10.408cm" svg:y2="4.03cm" draw:start-shape="id16" draw:start-glue-point="11" draw:end-shape="id17" draw:end-glue-point="9" svg:d="M10408 6610v-2580" svg:viewBox="0 0 1 2581">
          <text:p/>
        </draw:connector>
        <draw:connector draw:style-name="gr2" draw:text-style-name="P9" draw:layer="layout" draw:type="curve" svg:x1="9.15cm" svg:y1="4.03cm" svg:x2="9.15cm" svg:y2="6.61cm" draw:start-shape="id17" draw:start-glue-point="7" draw:end-shape="id16" draw:end-glue-point="5" svg:d="M9150 4030v2580" svg:viewBox="0 0 1 2581">
          <text:p/>
        </draw:connector>
        <draw:custom-shape draw:style-name="gr1" draw:text-style-name="P8" xml:id="id19" draw:id="id19" draw:layer="layout" svg:width="1.778cm" svg:height="1.778cm" svg:x="13.46cm" svg:y="2.54cm">
          <text:p text:style-name="P7"><text:span text:style-name="T7">s</text:span><text:span text:style-name="T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5.08cm" svg:height="3.556cm" svg:x="14.478cm" svg:y="8.382cm">
          <draw:text-box>
            <text:p text:style-name="P11"><text:span text:style-name="T4">Worker in A1,</text:span></text:p>
            <text:p text:style-name="P11"><text:span text:style-name="T4">robot activated</text:span></text:p>
          </draw:text-box>
        </draw:frame>
        <draw:frame draw:style-name="gr20" draw:text-style-name="P12" draw:layer="layout" svg:width="4.828cm" svg:height="1.319cm" svg:x="15.238cm" svg:y="3.557cm">
          <draw:text-box>
            <text:p text:style-name="P11"><text:span text:style-name="T4">Assembly</text:span></text:p>
            <text:p text:style-name="P11"><text:span text:style-name="T4">sequence</text:span></text:p>
            <text:p text:style-name="P11"><text:span text:style-name="T4">ended</text:span></text:p>
          </draw:text-box>
        </draw:frame>
        <draw:frame draw:style-name="gr3" draw:text-style-name="P10" draw:layer="layout" svg:width="0.68cm" svg:height="0.962cm" svg:x="8.636cm" svg:y="4.88cm">
          <draw:text-box>
            <text:p><text:span text:style-name="T9">t</text:span></text:p>
          </draw:text-box>
        </draw:frame>
        <draw:frame draw:style-name="gr3" draw:text-style-name="P10" draw:layer="layout" svg:width="0.68cm" svg:height="0.962cm" svg:x="10.376cm" svg:y="5.08cm">
          <draw:text-box>
            <text:p><text:span text:style-name="T9">t</text:span></text:p>
          </draw:text-box>
        </draw:frame>
        <draw:frame draw:style-name="gr21" draw:text-style-name="P10" draw:layer="layout" svg:width="1.594cm" svg:height="0.966cm" svg:x="7.466cm" svg:y="3.706cm">
          <draw:text-box>
            <text:p><text:span text:style-name="T9">r</text:span><text:span text:style-name="T10">C</text:span><text:span text:style-name="T9">, r</text:span><text:span text:style-name="T10">H</text:span></text:p>
          </draw:text-box>
        </draw:frame>
        <draw:custom-shape draw:style-name="gr22" draw:text-style-name="P8" xml:id="id14" draw:id="id14" draw:layer="layout" svg:width="1.778cm" svg:height="1.778cm" svg:x="3.29cm" svg:y="2.694cm">
          <text:p text:style-name="P7"><text:span text:style-name="T7">s</text:span><text:span text:style-name="T8">A1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17" draw:id="id17" draw:layer="layout" svg:width="1.778cm" svg:height="1.778cm" svg:x="8.89cm" svg:y="2.512cm">
          <text:p text:style-name="P7"><text:span text:style-name="T7">s</text:span><text:span text:style-name="T8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18" draw:id="id18" draw:layer="layout" svg:width="1.778cm" svg:height="1.778cm" svg:x="13.462cm" svg:y="6.35cm">
          <text:p text:style-name="P7"><text:span text:style-name="T7">s’</text:span><text:span text:style-name="T8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56cm" svg:height="1.182cm" draw:transform="skewX (0.00767944870877495) rotate (0.814196096055355) translate (7.632cm 3.307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14" draw:layer="layout" svg:width="1.298cm" svg:height="1.222cm" draw:transform="rotate (-1.95756128903684) translate (16.43cm 6.486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2" draw:text-style-name="P9" draw:layer="layout" draw:type="curve" svg:x1="10.668cm" svg:y1="3.401cm" svg:x2="13.722cm" svg:y2="6.61cm" draw:start-shape="id17" draw:start-glue-point="10" draw:end-shape="id18" draw:end-glue-point="5" svg:d="M10668 3401c2097 0 570 3209 3054 3209" svg:viewBox="0 0 3055 3210">
          <text:p/>
        </draw:connector>
        <draw:frame draw:style-name="gr8" draw:text-style-name="P10" draw:layer="layout" svg:width="1.15cm" svg:height="0.962cm" svg:x="12.192cm" svg:y="5.08cm">
          <draw:text-box>
            <text:p><text:span text:style-name="T9">pB</text:span></text:p>
          </draw:text-box>
        </draw:frame>
        <draw:connector draw:style-name="gr2" draw:text-style-name="P9" draw:layer="layout" draw:type="curve" svg:x1="14.351cm" svg:y1="6.35cm" svg:x2="14.349cm" svg:y2="4.318cm" draw:start-shape="id18" draw:end-shape="id19" svg:d="M14351 6350c0-1522-2-507-2-2032" svg:viewBox="0 0 3 2033">
          <text:p/>
        </draw:connector>
        <draw:connector draw:style-name="gr2" draw:text-style-name="P9" draw:layer="layout" draw:type="curve" svg:x1="10.668cm" svg:y1="3.401cm" svg:x2="13.46cm" svg:y2="3.429cm" draw:start-shape="id17" draw:start-glue-point="10" draw:end-shape="id19" draw:end-glue-point="6" svg:d="M10668 3401c2095 0 700 28 2792 28" svg:viewBox="0 0 2793 29">
          <text:p/>
        </draw:connector>
        <draw:frame draw:style-name="gr25" draw:text-style-name="P10" draw:layer="layout" svg:width="1.162cm" svg:height="0.966cm" svg:x="14.332cm" svg:y="4.876cm">
          <draw:text-box>
            <text:p><text:span text:style-name="T9">m</text:span><text:span text:style-name="T10">C</text:span></text:p>
          </draw:text-box>
        </draw:frame>
        <draw:frame draw:style-name="gr17" draw:text-style-name="P10" draw:layer="layout" svg:width="1.137cm" svg:height="0.966cm" svg:x="5.896cm" svg:y="2.521cm">
          <draw:text-box>
            <text:p><text:span text:style-name="T9">p</text:span><text:span text:style-name="T10">B</text:span></text:p>
          </draw:text-box>
        </draw:frame>
        <draw:frame draw:style-name="gr26" draw:text-style-name="P10" draw:layer="layout" svg:width="2.389cm" svg:height="0.966cm" svg:x="16.256cm" svg:y="6.858cm">
          <draw:text-box>
            <text:p><text:span text:style-name="T9">p</text:span><text:span text:style-name="T10">B</text:span><text:span text:style-name="T9">, r</text:span><text:span text:style-name="T10">C</text:span><text:span text:style-name="T9">, r</text:span><text:span text:style-name="T10">H</text:span></text:p>
          </draw:text-box>
        </draw:frame>
        <draw:frame draw:style-name="gr27" draw:text-style-name="P15" draw:layer="layout" svg:width="8.382cm" svg:height="9.848cm" svg:x="18.796cm" svg:y="1.27cm">
          <draw:text-box>
            <text:p><text:span text:style-name="T11">Comments:</text:span></text:p>
            <text:list text:style-name="L1">
              <text:list-item>
                <text:p><text:span text:style-name="T12">The assembly actions rC, rH and mC are only possible </text:span><text:span text:style-name="T13">after</text:span><text:span text:style-name="T12"> the parts have been retrieved (i.e., after </text:span><text:span text:style-name="T13">r</text:span><text:span text:style-name="T14">P</text:span><text:span text:style-name="T12">).</text:span></text:p>
              </text:list-item>
              <text:list-item>
                <text:p><text:span text:style-name="T12">Regarding the action </text:span><text:span text:style-name="T13">r</text:span><text:span text:style-name="T14">P</text:span><text:span text:style-name="T12">, we assume that</text:span></text:p>
                <text:list>
                  <text:list-item>
                    <text:p><text:span text:style-name="T12">(1) the worker must has to reach into the storage once to retrieve enough parts</text:span></text:p>
                  </text:list-item>
                  <text:list-item>
                    <text:p><text:span text:style-name="T12">(2) that taken parts are not put back into the storage (i.e. a transitioning back from </text:span><text:span text:style-name="T13">s</text:span><text:span text:style-name="T14">A2P</text:span><text:span text:style-name="T12"> to </text:span><text:span text:style-name="T13">s</text:span><text:span text:style-name="T14">A2N</text:span><text:span text:style-name="T12"> is not possible)</text:span></text:p>
                  </text:list-item>
                </text:list>
              </text:list-item>
              <text:list-item>
                <text:p><text:span text:style-name="T12">Mounting the cover (mC) also transitions to the terminal state </text:span><text:span text:style-name="T13">s</text:span><text:span text:style-name="T14">E</text:span><text:span text:style-name="T12">, as no further assembly steps can be performed after the cover is mounted.</text:span></text:p>
              </text:list-item>
            </text:list>
          </draw:text-box>
        </draw:frame>
        <draw:frame draw:style-name="gr25" draw:text-style-name="P10" draw:layer="layout" svg:width="1.162cm" svg:height="0.966cm" svg:x="11.548cm" svg:y="2.58cm">
          <draw:text-box>
            <text:p><text:span text:style-name="T9">m</text:span><text:span text:style-name="T10">C</text:span></text:p>
          </draw:text-box>
        </draw:frame>
        <draw:custom-shape draw:style-name="gr24" draw:text-style-name="P14" draw:layer="layout" svg:width="1.298cm" svg:height="1.222cm" draw:transform="rotate (-1.9074703395046) translate (6.159cm 2.704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2" draw:text-style-name="P9" draw:layer="layout" draw:type="curve" svg:x1="13.462cm" svg:y1="7.239cm" svg:x2="10.668cm" svg:y2="7.239cm" draw:start-shape="id18" draw:end-shape="id16" draw:end-glue-point="10" svg:d="M13462 7239h-2794" svg:viewBox="0 0 2795 1">
          <text:p/>
        </draw:connector>
        <draw:frame draw:style-name="gr3" draw:text-style-name="P10" draw:layer="layout" svg:width="0.68cm" svg:height="0.962cm" svg:x="11.684cm" svg:y="6.51cm">
          <draw:text-box>
            <text:p><text:span text:style-name="T9">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8" xml:id="id24" draw:id="id24" draw:layer="layout" svg:width="1.778cm" svg:height="1.778cm" svg:x="13.462cm" svg:y="8.55cm">
          <text:p text:style-name="P7"><text:span text:style-name="T7">s’</text:span><text:span text:style-name="T8">A1</text:span><text:span text:style-name="T8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1" draw:id="id21" draw:layer="layout" svg:width="1.778cm" svg:height="1.778cm" svg:x="3.302cm" svg:y="8.55cm">
          <text:p text:style-name="P7"><text:span text:style-name="T7">s</text:span><text:span text:style-name="T8">A2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9" draw:layer="layout" svg:x1="1.902cm" svg:y1="5.756cm" svg:x2="3.29cm" svg:y2="5.756cm">
          <text:p/>
        </draw:line>
        <draw:connector draw:style-name="gr2" draw:text-style-name="P9" draw:layer="layout" draw:type="curve" svg:x1="3.55cm" svg:y1="6.412cm" svg:x2="3.562cm" svg:y2="8.81cm" draw:start-shape="id20" draw:start-glue-point="7" draw:end-shape="id21" draw:end-glue-point="5" svg:d="M3550 6412c0 1800 12 601 12 2398" svg:viewBox="0 0 13 2399">
          <text:p/>
        </draw:connector>
        <draw:connector draw:style-name="gr2" draw:text-style-name="P9" draw:layer="layout" draw:type="curve" svg:x1="4.82cm" svg:y1="8.81cm" svg:x2="4.808cm" svg:y2="6.412cm" draw:start-shape="id21" draw:start-glue-point="11" draw:end-shape="id20" draw:end-glue-point="9" svg:d="M4820 8810c0-1797-12-598-12-2398" svg:viewBox="0 0 13 2399">
          <text:p/>
        </draw:connector>
        <draw:frame draw:style-name="gr3" draw:text-style-name="P10" draw:layer="layout" svg:width="0.68cm" svg:height="0.962cm" svg:x="2.882cm" svg:y="7.08cm">
          <draw:text-box>
            <text:p><text:span text:style-name="T9">t</text:span></text:p>
          </draw:text-box>
        </draw:frame>
        <draw:frame draw:style-name="gr3" draw:text-style-name="P10" draw:layer="layout" svg:width="0.68cm" svg:height="0.962cm" svg:x="4.782cm" svg:y="7.08cm">
          <draw:text-box>
            <text:p><text:span text:style-name="T9">t</text:span></text:p>
          </draw:text-box>
        </draw:frame>
        <draw:frame draw:style-name="gr14" draw:text-style-name="P12" draw:layer="layout" svg:width="2.53cm" svg:height="1.319cm" svg:x="2.89cm" svg:y="3.575cm">
          <draw:text-box>
            <text:p text:style-name="P11"><text:span text:style-name="T4">S</text:span><text:span text:style-name="T4">t</text:span><text:span text:style-name="T4">a</text:span><text:span text:style-name="T4">r</text:span><text:span text:style-name="T4">t: </text:span><text:span text:style-name="T4">w</text:span><text:span text:style-name="T4">o</text:span><text:span text:style-name="T4">r</text:span><text:span text:style-name="T4">k</text:span><text:span text:style-name="T4">e</text:span><text:span text:style-name="T4">r</text:span></text:p>
            <text:p text:style-name="P11"><text:span text:style-name="T4">i</text:span><text:span text:style-name="T4">n</text:span><text:span text:style-name="T4"> </text:span><text:span text:style-name="T4">A</text:span><text:span text:style-name="T4">r</text:span><text:span text:style-name="T4">e</text:span><text:span text:style-name="T4">a</text:span><text:span text:style-name="T4"> </text:span><text:span text:style-name="T4">1</text:span><text:span text:style-name="T4">, </text:span><text:span text:style-name="T4">n</text:span><text:span text:style-name="T4">o</text:span></text:p>
            <text:p text:style-name="P11"><text:span text:style-name="T4">p</text:span><text:span text:style-name="T4">a</text:span><text:span text:style-name="T4">r</text:span><text:span text:style-name="T4">t</text:span><text:span text:style-name="T4">s </text:span><text:span text:style-name="T4">t</text:span><text:span text:style-name="T4">a</text:span><text:span text:style-name="T4">k</text:span><text:span text:style-name="T4">e</text:span><text:span text:style-name="T4">n</text:span></text:p>
          </draw:text-box>
        </draw:frame>
        <draw:frame draw:style-name="gr15" draw:text-style-name="P13" draw:layer="layout" svg:width="3.05cm" svg:height="0.963cm" svg:x="2.794cm" svg:y="10.582cm">
          <draw:text-box>
            <text:p><text:span text:style-name="T4">Worker in </text:span><text:span text:style-name="T4">Area 2, </text:span></text:p>
            <text:p><text:span text:style-name="T4">no parts </text:span><text:span text:style-name="T4">taken</text:span></text:p>
          </draw:text-box>
        </draw:frame>
        <draw:frame draw:style-name="gr16" draw:text-style-name="P13" draw:layer="layout" svg:width="4.616cm" svg:height="3.811cm" svg:x="8.592cm" svg:y="10.679cm">
          <draw:text-box>
            <text:p><text:span text:style-name="T4">Worker in A2, </text:span></text:p>
            <text:p><text:span text:style-name="T4">parts taken</text:span></text:p>
            <text:p><text:span text:style-name="T5"/></text:p>
            <text:p><text:span text:style-name="T5">(note: We </text:span><text:span text:style-name="T5">assume that </text:span><text:span text:style-name="T5">the worker </text:span><text:span text:style-name="T5">must only </text:span><text:span text:style-name="T5">reach into the </text:span><text:span text:style-name="T5">storage once </text:span><text:span text:style-name="T5">to reteive </text:span><text:span text:style-name="T5">enough parts </text:span><text:span text:style-name="T5">for all </text:span><text:span text:style-name="T5">processing </text:span><text:span text:style-name="T5">steps and that </text:span><text:span text:style-name="T5">taken parts </text:span><text:span text:style-name="T5">are not put </text:span><text:span text:style-name="T5">back <text:s/>into the </text:span><text:span text:style-name="T5">storage.)</text:span></text:p>
          </draw:text-box>
        </draw:frame>
        <draw:custom-shape draw:style-name="gr1" draw:text-style-name="P8" xml:id="id22" draw:id="id22" draw:layer="layout" svg:width="1.778cm" svg:height="1.778cm" svg:x="8.89cm" svg:y="8.55cm">
          <text:p text:style-name="P7"><text:span text:style-name="T7">s</text:span><text:span text:style-name="T8">A</text:span><text:span text:style-name="T8">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5.08cm" svg:y1="9.439cm" svg:x2="8.89cm" svg:y2="9.439cm" draw:start-shape="id21" draw:end-shape="id22" svg:d="M5080 9439h3810" svg:viewBox="0 0 3811 1">
          <text:p/>
        </draw:connector>
        <draw:frame draw:style-name="gr17" draw:text-style-name="P10" draw:layer="layout" svg:width="1.137cm" svg:height="0.966cm" svg:x="6.096cm" svg:y="8.566cm">
          <draw:text-box>
            <text:p><text:span text:style-name="T9">r</text:span><text:span text:style-name="T10">P</text:span></text:p>
          </draw:text-box>
        </draw:frame>
        <draw:frame draw:style-name="gr18" draw:text-style-name="P13" draw:layer="layout" svg:width="3.326cm" svg:height="1.319cm" svg:x="8.128cm" svg:y="3.421cm">
          <draw:text-box>
            <text:p><text:span text:style-name="T4">Worker in A1, </text:span></text:p>
            <text:p><text:span text:style-name="T4">parts taken</text:span></text:p>
            <text:p><text:span text:style-name="T4">(ready to </text:span><text:span text:style-name="T4">assemble)</text:span></text:p>
          </draw:text-box>
        </draw:frame>
        <draw:connector draw:style-name="gr2" draw:text-style-name="P9" draw:layer="layout" draw:type="curve" svg:x1="10.408cm" svg:y1="8.81cm" svg:x2="10.408cm" svg:y2="6.23cm" draw:start-shape="id22" draw:start-glue-point="11" draw:end-shape="id23" draw:end-glue-point="9" svg:d="M10408 8810v-2580" svg:viewBox="0 0 1 2581">
          <text:p/>
        </draw:connector>
        <draw:connector draw:style-name="gr2" draw:text-style-name="P9" draw:layer="layout" draw:type="curve" svg:x1="9.15cm" svg:y1="6.23cm" svg:x2="9.15cm" svg:y2="8.81cm" draw:start-shape="id23" draw:start-glue-point="7" draw:end-shape="id22" draw:end-glue-point="5" svg:d="M9150 6230v2580" svg:viewBox="0 0 1 2581">
          <text:p/>
        </draw:connector>
        <draw:custom-shape draw:style-name="gr1" draw:text-style-name="P8" xml:id="id25" draw:id="id25" draw:layer="layout" svg:width="1.778cm" svg:height="1.778cm" svg:x="17.562cm" svg:y="8.55cm">
          <text:p text:style-name="P7"><text:span text:style-name="T7">s</text:span><text:span text:style-name="T8">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5.08cm" svg:height="3.556cm" svg:x="15.24cm" svg:y="9.906cm">
          <draw:text-box>
            <text:p text:style-name="P11"><text:span text:style-name="T4">Worker in A1,</text:span></text:p>
            <text:p text:style-name="P11"><text:span text:style-name="T4">robot activated</text:span></text:p>
          </draw:text-box>
        </draw:frame>
        <draw:frame draw:style-name="gr20" draw:text-style-name="P12" draw:layer="layout" svg:width="4.828cm" svg:height="1.675cm" svg:x="15.238cm" svg:y="5.757cm">
          <draw:text-box>
            <text:p text:style-name="P11"><text:span text:style-name="T4">Assembly</text:span></text:p>
            <text:p text:style-name="P11"><text:span text:style-name="T4">sequence</text:span></text:p>
            <text:p text:style-name="P11"><text:span text:style-name="T4">ended</text:span></text:p>
            <text:p text:style-name="P11"><text:span text:style-name="T4">(unsuccessfully)</text:span></text:p>
          </draw:text-box>
        </draw:frame>
        <draw:frame draw:style-name="gr3" draw:text-style-name="P10" draw:layer="layout" svg:width="0.68cm" svg:height="0.962cm" svg:x="8.636cm" svg:y="7.08cm">
          <draw:text-box>
            <text:p><text:span text:style-name="T9">t</text:span></text:p>
          </draw:text-box>
        </draw:frame>
        <draw:frame draw:style-name="gr3" draw:text-style-name="P10" draw:layer="layout" svg:width="0.68cm" svg:height="0.962cm" svg:x="10.376cm" svg:y="7.28cm">
          <draw:text-box>
            <text:p><text:span text:style-name="T9">t</text:span></text:p>
          </draw:text-box>
        </draw:frame>
        <draw:frame draw:style-name="gr21" draw:text-style-name="P10" draw:layer="layout" svg:width="1.594cm" svg:height="0.966cm" svg:x="7.466cm" svg:y="5.906cm">
          <draw:text-box>
            <text:p><text:span text:style-name="T9">r</text:span><text:span text:style-name="T10">C</text:span><text:span text:style-name="T9">, </text:span><text:span text:style-name="T9">r</text:span><text:span text:style-name="T10">H</text:span></text:p>
          </draw:text-box>
        </draw:frame>
        <draw:custom-shape draw:style-name="gr1" draw:text-style-name="P8" xml:id="id20" draw:id="id20" draw:layer="layout" svg:width="1.778cm" svg:height="1.778cm" svg:x="3.29cm" svg:y="4.894cm">
          <text:p text:style-name="P7"><text:span text:style-name="T7">s</text:span><text:span text:style-name="T8">A</text:span><text:span text:style-name="T8">1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3" draw:id="id23" draw:layer="layout" svg:width="1.778cm" svg:height="1.778cm" svg:x="8.89cm" svg:y="4.712cm">
          <text:p text:style-name="P7"><text:span text:style-name="T7">s</text:span><text:span text:style-name="T8">A</text:span><text:span text:style-name="T8">1</text:span><text:span text:style-name="T8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56cm" svg:height="1.182cm" draw:transform="skewX (0.00767944870877495) rotate (0.814196096055355) translate (7.632cm 5.507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14" draw:layer="layout" svg:width="1.298cm" svg:height="1.222cm" draw:transform="rotate (2.60944176465672) translate (14.774cm 11.613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0" draw:layer="layout" svg:width="1.15cm" svg:height="0.962cm" svg:x="12.446cm" svg:y="6.912cm">
          <draw:text-box>
            <text:p><text:span text:style-name="T9">pB</text:span></text:p>
          </draw:text-box>
        </draw:frame>
        <draw:connector draw:style-name="gr2" draw:text-style-name="P9" draw:layer="layout" draw:type="curve" svg:x1="15.24cm" svg:y1="9.439cm" svg:x2="17.562cm" svg:y2="9.439cm" draw:start-shape="id24" draw:end-shape="id25" draw:end-glue-point="6" svg:d="M15240 9439h2322" svg:viewBox="0 0 2323 1">
          <text:p/>
        </draw:connector>
        <draw:frame draw:style-name="gr25" draw:text-style-name="P10" draw:layer="layout" svg:width="1.162cm" svg:height="0.966cm" svg:x="15.748cm" svg:y="8.473cm">
          <draw:text-box>
            <text:p><text:span text:style-name="T9">m</text:span><text:span text:style-name="T10">C</text:span></text:p>
          </draw:text-box>
        </draw:frame>
        <draw:frame draw:style-name="gr17" draw:text-style-name="P10" draw:layer="layout" svg:width="1.137cm" svg:height="0.966cm" svg:x="5.896cm" svg:y="4.721cm">
          <draw:text-box>
            <text:p><text:span text:style-name="T9">p</text:span><text:span text:style-name="T10">B</text:span></text:p>
          </draw:text-box>
        </draw:frame>
        <draw:frame draw:style-name="gr26" draw:text-style-name="P10" draw:layer="layout" svg:width="2.389cm" svg:height="0.966cm" svg:x="13.462cm" svg:y="11.176cm">
          <draw:text-box>
            <text:p><text:span text:style-name="T9">p</text:span><text:span text:style-name="T10">B</text:span><text:span text:style-name="T9">, r</text:span><text:span text:style-name="T10">C</text:span><text:span text:style-name="T9">, r</text:span><text:span text:style-name="T10">H</text:span></text:p>
          </draw:text-box>
        </draw:frame>
        <draw:frame draw:style-name="gr27" draw:text-style-name="P15" draw:layer="layout" svg:width="8.382cm" svg:height="9.848cm" svg:x="18.796cm" svg:y="1.27cm">
          <draw:text-box>
            <text:p><text:span text:style-name="T11">Comments:</text:span></text:p>
            <text:list text:style-name="L1">
              <text:list-item>
                <text:p><text:span text:style-name="T12">The assembly actions rC, rH and mC are only possible </text:span><text:span text:style-name="T13">after</text:span><text:span text:style-name="T12"> the parts have been retrieved (i.e., after </text:span><text:span text:style-name="T13">r</text:span><text:span text:style-name="T14">P</text:span><text:span text:style-name="T12">).</text:span></text:p>
              </text:list-item>
              <text:list-item>
                <text:p><text:span text:style-name="T12">Regarding the action </text:span><text:span text:style-name="T13">r</text:span><text:span text:style-name="T14">P</text:span><text:span text:style-name="T12">, we assume that</text:span></text:p>
                <text:list>
                  <text:list-item>
                    <text:p><text:span text:style-name="T12">(1) the worker must has to reach into the storage once to retrieve enough parts</text:span></text:p>
                  </text:list-item>
                  <text:list-item>
                    <text:p><text:span text:style-name="T12">(2) that taken parts are not put back into the storage (i.e. a transitioning back from </text:span><text:span text:style-name="T13">s</text:span><text:span text:style-name="T14">A2P</text:span><text:span text:style-name="T12"> to </text:span><text:span text:style-name="T13">s</text:span><text:span text:style-name="T14">A2N</text:span><text:span text:style-name="T12"> is not possible)</text:span></text:p>
                  </text:list-item>
                </text:list>
              </text:list-item>
              <text:list-item>
                <text:p><text:span text:style-name="T12">Mounting the cover (mC) also transitions to the terminal state </text:span><text:span text:style-name="T13">s</text:span><text:span text:style-name="T14">E</text:span><text:span text:style-name="T12">, as no further assembly steps can be performed after the cover is mounted.</text:span></text:p>
              </text:list-item>
            </text:list>
          </draw:text-box>
        </draw:frame>
        <draw:frame draw:style-name="gr25" draw:text-style-name="P10" draw:layer="layout" svg:width="1.162cm" svg:height="0.966cm" svg:x="11.548cm" svg:y="4.78cm">
          <draw:text-box>
            <text:p><text:span text:style-name="T9">m</text:span><text:span text:style-name="T10">C</text:span></text:p>
          </draw:text-box>
        </draw:frame>
        <draw:custom-shape draw:style-name="gr24" draw:text-style-name="P14" draw:layer="layout" svg:width="1.298cm" svg:height="1.222cm" draw:transform="rotate (-1.9074703395046) translate (6.159cm 4.904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2" draw:text-style-name="P9" draw:layer="layout" draw:type="curve" svg:x1="13.462cm" svg:y1="9.439cm" svg:x2="10.668cm" svg:y2="9.439cm" draw:start-shape="id24" draw:end-shape="id22" draw:end-glue-point="10" svg:d="M13462 9439h-2794" svg:viewBox="0 0 2795 1">
          <text:p/>
        </draw:connector>
        <draw:frame draw:style-name="gr3" draw:text-style-name="P10" draw:layer="layout" svg:width="0.68cm" svg:height="0.962cm" svg:x="11.684cm" svg:y="8.71cm">
          <draw:text-box>
            <text:p><text:span text:style-name="T9">t</text:span></text:p>
          </draw:text-box>
        </draw:frame>
        <draw:custom-shape draw:style-name="gr1" draw:text-style-name="P8" xml:id="id26" draw:id="id26" draw:layer="layout" svg:width="1.778cm" svg:height="1.778cm" svg:x="13.49cm" svg:y="4.712cm">
          <text:p text:style-name="P7"><text:span text:style-name="T7">s</text:span><text:span text:style-name="T8">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10.668cm" svg:y1="5.601cm" svg:x2="13.49cm" svg:y2="5.601cm" draw:start-shape="id23" draw:end-shape="id26" svg:d="M10668 5601h2822" svg:viewBox="0 0 2823 1">
          <text:p/>
        </draw:connector>
        <draw:frame draw:style-name="gr20" draw:text-style-name="P12" draw:layer="layout" svg:width="4.828cm" svg:height="1.675cm" svg:x="19.25cm" svg:y="8.49cm">
          <draw:text-box>
            <text:p text:style-name="P11"><text:span text:style-name="T4">Assembly</text:span></text:p>
            <text:p text:style-name="P11"><text:span text:style-name="T4">sequence</text:span></text:p>
            <text:p text:style-name="P11"><text:span text:style-name="T4">ended</text:span></text:p>
            <text:p text:style-name="P11"><text:span text:style-name="T4">(successfully)</text:span></text:p>
          </draw:text-box>
        </draw:frame>
        <draw:connector draw:style-name="gr2" draw:text-style-name="P3" draw:layer="layout" draw:type="line" svg:x1="10.668cm" svg:y1="5.601cm" svg:x2="13.722cm" svg:y2="8.81cm" draw:start-shape="id23" draw:start-glue-point="10" draw:end-shape="id24" draw:end-glue-point="5" svg:d="M10668 5601l3054 3209" svg:viewBox="0 0 3055 3210">
          <text:p/>
        </draw:connector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8" xml:id="id28" draw:id="id28" draw:layer="layout" svg:width="1.778cm" svg:height="1.778cm" svg:x="12.212cm" svg:y="6.282cm">
          <text:p text:style-name="P7"><text:span text:style-name="T7">s</text:span><text:span text:style-name="T8">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43cm" svg:y1="0.508cm" svg:x2="12.646cm" svg:y2="2.24cm">
          <text:p/>
        </draw:line>
        <draw:connector draw:style-name="gr2" draw:text-style-name="P9" draw:layer="layout" draw:type="curve" svg:x1="12.472cm" svg:y1="3.644cm" svg:x2="12.472cm" svg:y2="6.542cm" draw:start-shape="id27" draw:start-glue-point="7" draw:end-shape="id28" draw:end-glue-point="5" svg:d="M12472 3644v2898" svg:viewBox="0 0 1 2899">
          <text:p/>
        </draw:connector>
        <draw:connector draw:style-name="gr2" draw:text-style-name="P9" draw:layer="layout" draw:type="curve" svg:x1="13.73cm" svg:y1="6.542cm" svg:x2="13.73cm" svg:y2="3.644cm" draw:start-shape="id28" draw:start-glue-point="11" draw:end-shape="id27" draw:end-glue-point="9" svg:d="M13730 6542v-2898" svg:viewBox="0 0 1 2899">
          <text:p/>
        </draw:connector>
        <draw:frame draw:style-name="gr28" draw:text-style-name="P10" draw:layer="layout" svg:width="0.798cm" svg:height="0.962cm" svg:x="11.792cm" svg:y="4.612cm">
          <draw:text-box>
            <text:p><text:span text:style-name="T9">p</text:span></text:p>
          </draw:text-box>
        </draw:frame>
        <draw:frame draw:style-name="gr28" draw:text-style-name="P10" draw:layer="layout" svg:width="0.798cm" svg:height="0.962cm" svg:x="13.692cm" svg:y="4.612cm">
          <draw:text-box>
            <text:p><text:span text:style-name="T9">p</text:span></text:p>
          </draw:text-box>
        </draw:frame>
        <draw:custom-shape draw:style-name="gr1" draw:text-style-name="P8" xml:id="id27" draw:id="id27" draw:layer="layout" svg:width="1.778cm" svg:height="1.778cm" svg:x="12.212cm" svg:y="2.126cm">
          <text:p text:style-name="P7"><text:span text:style-name="T7">s</text:span><text:span text:style-name="T8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9" draw:id="id29" draw:layer="layout" svg:width="1.778cm" svg:height="1.778cm" svg:x="12.212cm" svg:y="10.496cm">
          <text:p text:style-name="P7"><text:span text:style-name="T7">s</text:span><text:span text:style-name="T8">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12.472cm" svg:y1="7.8cm" svg:x2="12.472cm" svg:y2="10.756cm" draw:start-shape="id28" draw:start-glue-point="7" draw:end-shape="id29" draw:end-glue-point="5" svg:d="M12472 7800v2956" svg:viewBox="0 0 1 2957">
          <text:p/>
        </draw:connector>
        <draw:connector draw:style-name="gr2" draw:text-style-name="P9" draw:layer="layout" draw:type="curve" svg:x1="13.73cm" svg:y1="10.756cm" svg:x2="13.73cm" svg:y2="7.8cm" draw:start-shape="id29" draw:start-glue-point="11" draw:end-shape="id28" draw:end-glue-point="9" svg:d="M13730 10756v-2956" svg:viewBox="0 0 1 2957">
          <text:p/>
        </draw:connector>
        <draw:frame draw:style-name="gr3" draw:text-style-name="P10" draw:layer="layout" svg:width="0.68cm" svg:height="0.962cm" svg:x="11.792cm" svg:y="8.826cm">
          <draw:text-box>
            <text:p><text:span text:style-name="T9">f</text:span></text:p>
          </draw:text-box>
        </draw:frame>
        <draw:frame draw:style-name="gr3" draw:text-style-name="P10" draw:layer="layout" svg:width="0.68cm" svg:height="0.962cm" svg:x="13.692cm" svg:y="8.826cm">
          <draw:text-box>
            <text:p><text:span text:style-name="T9">f</text:span></text:p>
          </draw:text-box>
        </draw:frame>
        <draw:custom-shape draw:style-name="gr24" draw:text-style-name="P14" draw:layer="layout" svg:width="1.298cm" svg:height="1.222cm" draw:transform="rotate (-0.810705437551366) translate (13.303cm 0.821cm)">
          <text:p/>
          <draw:enhanced-geometry svg:viewBox="0 0 21600 21600" draw:mirror-horizontal="false" draw:mirror-vertical="false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13.624cm" svg:y="0.77cm">
          <draw:text-box>
            <text:p><text:span text:style-name="T9">w</text:span></text:p>
          </draw:text-box>
        </draw:frame>
        <draw:custom-shape draw:style-name="gr24" draw:text-style-name="P14" draw:layer="layout" svg:width="1.298cm" svg:height="1.222cm" draw:transform="rotate (-2.1839304930205) translate (15.287cm 6.868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14.678cm" svg:y="5.892cm">
          <draw:text-box>
            <text:p><text:span text:style-name="T9">w</text:span></text:p>
          </draw:text-box>
        </draw:frame>
        <draw:custom-shape draw:style-name="gr24" draw:text-style-name="P14" draw:layer="layout" svg:width="1.298cm" svg:height="1.222cm" draw:transform="rotate (2.51275052409624) translate (13.275cm 13.52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11.63cm" svg:y="13.058cm">
          <draw:text-box>
            <text:p><text:span text:style-name="T9">w, i</text:span></text:p>
          </draw:text-box>
        </draw:frame>
        <draw:custom-shape draw:style-name="gr1" draw:text-style-name="P8" xml:id="id31" draw:id="id31" draw:layer="layout" svg:width="1.778cm" svg:height="1.778cm" svg:x="18.812cm" svg:y="6.282cm">
          <text:p text:style-name="P7"><text:span text:style-name="T7">s</text:span><text:span text:style-name="T8">H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19.072cm" svg:y1="3.644cm" svg:x2="19.072cm" svg:y2="6.542cm" draw:start-shape="id30" draw:start-glue-point="7" draw:end-shape="id31" draw:end-glue-point="5" svg:d="M19072 3644v2898" svg:viewBox="0 0 1 2899">
          <text:p/>
        </draw:connector>
        <draw:connector draw:style-name="gr2" draw:text-style-name="P9" draw:layer="layout" draw:type="curve" svg:x1="20.33cm" svg:y1="6.542cm" svg:x2="20.33cm" svg:y2="3.644cm" draw:start-shape="id31" draw:start-glue-point="11" draw:end-shape="id30" draw:end-glue-point="9" svg:d="M20330 6542v-2898" svg:viewBox="0 0 1 2899">
          <text:p/>
        </draw:connector>
        <draw:frame draw:style-name="gr28" draw:text-style-name="P10" draw:layer="layout" svg:width="0.798cm" svg:height="0.962cm" svg:x="18.392cm" svg:y="4.612cm">
          <draw:text-box>
            <text:p><text:span text:style-name="T9">p</text:span></text:p>
          </draw:text-box>
        </draw:frame>
        <draw:frame draw:style-name="gr28" draw:text-style-name="P10" draw:layer="layout" svg:width="0.798cm" svg:height="0.962cm" svg:x="20.292cm" svg:y="4.612cm">
          <draw:text-box>
            <text:p><text:span text:style-name="T9">p</text:span></text:p>
          </draw:text-box>
        </draw:frame>
        <draw:custom-shape draw:style-name="gr1" draw:text-style-name="P8" xml:id="id30" draw:id="id30" draw:layer="layout" svg:width="1.778cm" svg:height="1.778cm" svg:x="18.812cm" svg:y="2.126cm">
          <text:p text:style-name="P7"><text:span text:style-name="T7">s</text:span><text:span text:style-name="T8">P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2" draw:id="id32" draw:layer="layout" svg:width="1.778cm" svg:height="1.778cm" svg:x="18.812cm" svg:y="10.496cm">
          <text:p text:style-name="P7"><text:span text:style-name="T7">s</text:span><text:span text:style-name="T8">R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19.072cm" svg:y1="7.8cm" svg:x2="19.072cm" svg:y2="10.756cm" draw:start-shape="id31" draw:start-glue-point="7" draw:end-shape="id32" draw:end-glue-point="5" svg:d="M19072 7800v2956" svg:viewBox="0 0 1 2957">
          <text:p/>
        </draw:connector>
        <draw:connector draw:style-name="gr2" draw:text-style-name="P9" draw:layer="layout" draw:type="curve" svg:x1="20.33cm" svg:y1="10.756cm" svg:x2="20.33cm" svg:y2="7.8cm" draw:start-shape="id32" draw:start-glue-point="11" draw:end-shape="id31" draw:end-glue-point="9" svg:d="M20330 10756v-2956" svg:viewBox="0 0 1 2957">
          <text:p/>
        </draw:connector>
        <draw:frame draw:style-name="gr3" draw:text-style-name="P10" draw:layer="layout" svg:width="0.68cm" svg:height="0.962cm" svg:x="18.392cm" svg:y="8.826cm">
          <draw:text-box>
            <text:p><text:span text:style-name="T9">f</text:span></text:p>
          </draw:text-box>
        </draw:frame>
        <draw:frame draw:style-name="gr3" draw:text-style-name="P10" draw:layer="layout" svg:width="0.68cm" svg:height="0.962cm" svg:x="20.292cm" svg:y="8.826cm">
          <draw:text-box>
            <text:p><text:span text:style-name="T9">f</text:span></text:p>
          </draw:text-box>
        </draw:frame>
        <draw:custom-shape draw:style-name="gr24" draw:text-style-name="P14" draw:layer="layout" svg:width="1.298cm" svg:height="1.222cm" draw:transform="rotate (-0.810705437551366) translate (19.903cm 0.821cm)">
          <text:p/>
          <draw:enhanced-geometry svg:viewBox="0 0 21600 21600" draw:mirror-horizontal="false" draw:mirror-vertical="false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20.224cm" svg:y="0.77cm">
          <draw:text-box>
            <text:p><text:span text:style-name="T9">w</text:span></text:p>
          </draw:text-box>
        </draw:frame>
        <draw:custom-shape draw:style-name="gr24" draw:text-style-name="P14" draw:layer="layout" svg:width="1.298cm" svg:height="1.222cm" draw:transform="rotate (-2.1839304930205) translate (21.887cm 6.868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21.278cm" svg:y="5.892cm">
          <draw:text-box>
            <text:p><text:span text:style-name="T9">w</text:span></text:p>
          </draw:text-box>
        </draw:frame>
        <draw:custom-shape draw:style-name="gr24" draw:text-style-name="P14" draw:layer="layout" svg:width="1.298cm" svg:height="1.222cm" draw:transform="rotate (2.51275052409624) translate (19.975cm 13.62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18.23cm" svg:y="13.058cm">
          <draw:text-box>
            <text:p><text:span text:style-name="T9">w, i</text:span></text:p>
          </draw:text-box>
        </draw:frame>
        <draw:connector draw:style-name="gr2" draw:text-style-name="P9" draw:layer="layout" draw:type="curve" svg:x1="13.73cm" svg:y1="12.014cm" svg:x2="19.072cm" svg:y2="12.014cm" draw:start-shape="id29" draw:start-glue-point="9" draw:end-shape="id32" draw:end-glue-point="7" svg:d="M13730 12014h5342" svg:viewBox="0 0 5343 1">
          <text:p/>
        </draw:connector>
        <draw:connector draw:style-name="gr2" draw:text-style-name="P9" draw:layer="layout" draw:type="curve" svg:x1="19.072cm" svg:y1="10.756cm" svg:x2="13.73cm" svg:y2="10.756cm" draw:start-shape="id32" draw:start-glue-point="5" draw:end-shape="id29" draw:end-glue-point="11" svg:d="M19072 10756h-5342" svg:viewBox="0 0 5343 1">
          <text:p/>
        </draw:connector>
        <draw:frame draw:style-name="gr29" draw:text-style-name="P10" draw:layer="layout" svg:width="1.086cm" svg:height="0.966cm" svg:x="15.902cm" svg:y="9.794cm">
          <draw:text-box>
            <text:p><text:span text:style-name="T9">b</text:span><text:span text:style-name="T10">W</text:span></text:p>
          </draw:text-box>
        </draw:frame>
        <draw:frame draw:style-name="gr29" draw:text-style-name="P10" draw:layer="layout" svg:width="1.086cm" svg:height="0.966cm" svg:x="15.902cm" svg:y="11.894cm">
          <draw:text-box>
            <text:p><text:span text:style-name="T9">b</text:span><text:span text:style-name="T10">W</text:span></text:p>
          </draw:text-box>
        </draw:frame>
        <draw:connector draw:style-name="gr2" draw:text-style-name="P9" draw:layer="layout" draw:type="curve" svg:x1="13.73cm" svg:y1="3.644cm" svg:x2="19.072cm" svg:y2="3.639cm" draw:start-shape="id27" draw:start-glue-point="9" svg:d="M13730 3644c4597 0 1927-5 5342-5" svg:viewBox="0 0 5343 6">
          <text:p/>
        </draw:connector>
        <draw:connector draw:style-name="gr2" draw:text-style-name="P9" draw:layer="layout" draw:type="curve" svg:x1="19.072cm" svg:y1="2.381cm" svg:x2="13.73cm" svg:y2="2.381cm" svg:d="M19072 2381h-5342" svg:viewBox="0 0 5343 1">
          <text:p/>
        </draw:connector>
        <draw:frame draw:style-name="gr29" draw:text-style-name="P10" draw:layer="layout" svg:width="1.086cm" svg:height="0.966cm" svg:x="15.902cm" svg:y="3.519cm">
          <draw:text-box>
            <text:p><text:span text:style-name="T9">b</text:span><text:span text:style-name="T10">W</text:span></text:p>
          </draw:text-box>
        </draw:frame>
        <draw:frame draw:style-name="gr29" draw:text-style-name="P10" draw:layer="layout" svg:width="1.086cm" svg:height="0.966cm" svg:x="15.902cm" svg:y="1.394cm">
          <draw:text-box>
            <text:p><text:span text:style-name="T9">b</text:span><text:span text:style-name="T10">W</text:span></text:p>
          </draw:text-box>
        </draw:frame>
        <draw:custom-shape draw:style-name="gr1" draw:text-style-name="P8" xml:id="id34" draw:id="id34" draw:layer="layout" svg:width="1.778cm" svg:height="1.778cm" svg:x="5.611cm" svg:y="6.282cm">
          <text:p text:style-name="P7"><text:span text:style-name="T7">s</text:span><text:span text:style-name="T8">H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5.871cm" svg:y1="3.644cm" svg:x2="5.871cm" svg:y2="6.542cm" draw:start-shape="id33" draw:start-glue-point="7" draw:end-shape="id34" draw:end-glue-point="5" svg:d="M5871 3644v2898" svg:viewBox="0 0 1 2899">
          <text:p/>
        </draw:connector>
        <draw:connector draw:style-name="gr2" draw:text-style-name="P9" draw:layer="layout" draw:type="curve" svg:x1="7.129cm" svg:y1="6.542cm" svg:x2="7.129cm" svg:y2="3.644cm" draw:start-shape="id34" draw:start-glue-point="11" draw:end-shape="id33" draw:end-glue-point="9" svg:d="M7129 6542v-2898" svg:viewBox="0 0 1 2899">
          <text:p/>
        </draw:connector>
        <draw:frame draw:style-name="gr28" draw:text-style-name="P10" draw:layer="layout" svg:width="0.798cm" svg:height="0.962cm" svg:x="5.191cm" svg:y="4.612cm">
          <draw:text-box>
            <text:p><text:span text:style-name="T9">p</text:span></text:p>
          </draw:text-box>
        </draw:frame>
        <draw:frame draw:style-name="gr28" draw:text-style-name="P10" draw:layer="layout" svg:width="0.798cm" svg:height="0.962cm" svg:x="7.091cm" svg:y="4.612cm">
          <draw:text-box>
            <text:p><text:span text:style-name="T9">p</text:span></text:p>
          </draw:text-box>
        </draw:frame>
        <draw:custom-shape draw:style-name="gr1" draw:text-style-name="P8" xml:id="id33" draw:id="id33" draw:layer="layout" svg:width="1.778cm" svg:height="1.778cm" svg:x="5.611cm" svg:y="2.126cm">
          <text:p text:style-name="P7"><text:span text:style-name="T7">s</text:span><text:span text:style-name="T8">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5" draw:id="id35" draw:layer="layout" svg:width="1.778cm" svg:height="1.778cm" svg:x="5.611cm" svg:y="10.496cm">
          <text:p text:style-name="P7"><text:span text:style-name="T7">s</text:span><text:span text:style-name="T8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5.871cm" svg:y1="7.8cm" svg:x2="5.871cm" svg:y2="10.756cm" draw:start-shape="id34" draw:start-glue-point="7" draw:end-shape="id35" draw:end-glue-point="5" svg:d="M5871 7800v2956" svg:viewBox="0 0 1 2957">
          <text:p/>
        </draw:connector>
        <draw:connector draw:style-name="gr2" draw:text-style-name="P9" draw:layer="layout" draw:type="curve" svg:x1="7.129cm" svg:y1="10.756cm" svg:x2="7.129cm" svg:y2="7.8cm" draw:start-shape="id35" draw:start-glue-point="11" draw:end-shape="id34" draw:end-glue-point="9" svg:d="M7129 10756v-2956" svg:viewBox="0 0 1 2957">
          <text:p/>
        </draw:connector>
        <draw:frame draw:style-name="gr3" draw:text-style-name="P10" draw:layer="layout" svg:width="0.68cm" svg:height="0.962cm" svg:x="5.191cm" svg:y="8.826cm">
          <draw:text-box>
            <text:p><text:span text:style-name="T9">f</text:span></text:p>
          </draw:text-box>
        </draw:frame>
        <draw:frame draw:style-name="gr3" draw:text-style-name="P10" draw:layer="layout" svg:width="0.68cm" svg:height="0.962cm" svg:x="7.091cm" svg:y="8.826cm">
          <draw:text-box>
            <text:p><text:span text:style-name="T9">f</text:span></text:p>
          </draw:text-box>
        </draw:frame>
        <draw:custom-shape draw:style-name="gr24" draw:text-style-name="P14" draw:layer="layout" svg:width="1.298cm" svg:height="1.222cm" draw:transform="rotate (-0.643153829359911) translate (6.25cm 0.787cm)">
          <text:p/>
          <draw:enhanced-geometry svg:viewBox="0 0 21600 21600" draw:mirror-horizontal="false" draw:mirror-vertical="false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7.023cm" svg:y="0.77cm">
          <draw:text-box>
            <text:p><text:span text:style-name="T9">w</text:span></text:p>
          </draw:text-box>
        </draw:frame>
        <draw:custom-shape draw:style-name="gr24" draw:text-style-name="P14" draw:layer="layout" svg:width="1.298cm" svg:height="1.222cm" draw:transform="rotate (-2.1839304930205) translate (8.686cm 6.868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8.077cm" svg:y="5.892cm">
          <draw:text-box>
            <text:p><text:span text:style-name="T9">w</text:span></text:p>
          </draw:text-box>
        </draw:frame>
        <draw:custom-shape draw:style-name="gr24" draw:text-style-name="P14" draw:layer="layout" svg:width="1.298cm" svg:height="1.222cm" draw:transform="rotate (2.51275052409624) translate (6.674cm 13.52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0" draw:layer="layout" svg:width="1.594cm" svg:height="0.966cm" svg:x="5.029cm" svg:y="13.058cm">
          <draw:text-box>
            <text:p><text:span text:style-name="T9">w, i</text:span></text:p>
          </draw:text-box>
        </draw:frame>
        <draw:connector draw:style-name="gr2" draw:text-style-name="P9" draw:layer="layout" draw:type="curve" svg:x1="12.472cm" svg:y1="3.644cm" svg:x2="7.129cm" svg:y2="3.644cm" draw:start-shape="id27" draw:start-glue-point="7" draw:end-shape="id33" draw:end-glue-point="9" svg:d="M12472 3644h-5343" svg:viewBox="0 0 5344 1">
          <text:p/>
        </draw:connector>
        <draw:connector draw:style-name="gr2" draw:text-style-name="P9" draw:layer="layout" draw:type="curve" svg:x1="7.129cm" svg:y1="2.386cm" svg:x2="12.472cm" svg:y2="2.386cm" draw:start-shape="id33" draw:start-glue-point="11" draw:end-shape="id27" draw:end-glue-point="5" svg:d="M7129 2386h5343" svg:viewBox="0 0 5344 1">
          <text:p/>
        </draw:connector>
        <draw:frame draw:style-name="gr30" draw:text-style-name="P10" draw:layer="layout" svg:width="1.035cm" svg:height="0.966cm" svg:x="9.301cm" svg:y="3.519cm">
          <draw:text-box>
            <text:p><text:span text:style-name="T9">b</text:span><text:span text:style-name="T10">O</text:span></text:p>
          </draw:text-box>
        </draw:frame>
        <draw:frame draw:style-name="gr30" draw:text-style-name="P10" draw:layer="layout" svg:width="1.035cm" svg:height="0.966cm" svg:x="9.301cm" svg:y="1.394cm">
          <draw:text-box>
            <text:p><text:span text:style-name="T9">b</text:span><text:span text:style-name="T10">O</text:span></text:p>
          </draw:text-box>
        </draw:frame>
        <draw:frame draw:style-name="gr21" draw:text-style-name="P10" draw:layer="layout" svg:width="1.594cm" svg:height="0.966cm" svg:x="7.024cm" svg:y="9.445cm">
          <draw:text-box>
            <text:p><text:span text:style-name="T9">w</text:span></text:p>
          </draw:text-box>
        </draw:frame>
        <draw:connector draw:style-name="gr2" draw:text-style-name="P9" draw:layer="layout" draw:type="curve" svg:x1="12.472cm" svg:y1="12.014cm" svg:x2="7.129cm" svg:y2="12.014cm" draw:start-shape="id29" draw:start-glue-point="7" draw:end-shape="id35" draw:end-glue-point="9" svg:d="M12472 12014h-5343" svg:viewBox="0 0 5344 1">
          <text:p/>
        </draw:connector>
        <draw:connector draw:style-name="gr2" draw:text-style-name="P9" draw:layer="layout" draw:type="curve" svg:x1="7.129cm" svg:y1="10.756cm" svg:x2="12.472cm" svg:y2="10.756cm" draw:start-shape="id35" draw:start-glue-point="11" draw:end-shape="id29" draw:end-glue-point="5" svg:d="M7129 10756h5343" svg:viewBox="0 0 5344 1">
          <text:p/>
        </draw:connector>
        <draw:frame draw:style-name="gr30" draw:text-style-name="P10" draw:layer="layout" svg:width="1.035cm" svg:height="0.966cm" svg:x="9.302cm" svg:y="10.069cm">
          <draw:text-box>
            <text:p><text:span text:style-name="T9">b</text:span><text:span text:style-name="T10">O</text:span></text:p>
          </draw:text-box>
        </draw:frame>
        <draw:frame draw:style-name="gr30" draw:text-style-name="P10" draw:layer="layout" svg:width="1.035cm" svg:height="0.966cm" svg:x="9.303cm" svg:y="12.269cm">
          <draw:text-box>
            <text:p><text:span text:style-name="T9">b</text:span><text:span text:style-name="T10">O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31" draw:text-style-name="P3" draw:layer="layout" svg:x1="3.81cm" svg:y1="7.204cm" svg:x2="24.638cm" svg:y2="7.204cm">
          <text:p/>
        </draw:line>
        <draw:custom-shape draw:style-name="gr32" draw:text-style-name="P8" xml:id="id37" draw:id="id37" draw:layer="layout" svg:width="1.697cm" svg:height="1.697cm" svg:x="14.972cm" svg:y="7.851cm">
          <text:p text:style-name="P7"><text:span text:style-name="T7">s</text:span><text:span text:style-name="T8">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225cm" svg:y1="2.34cm" svg:x2="15.386cm" svg:y2="3.993cm">
          <text:p/>
        </draw:line>
        <draw:connector draw:style-name="gr2" draw:text-style-name="P9" draw:layer="layout" draw:type="curve" svg:x1="15.22cm" svg:y1="5.333cm" svg:x2="15.22cm" svg:y2="8.099cm" draw:start-shape="id36" draw:start-glue-point="7" draw:end-shape="id37" draw:end-glue-point="5" svg:d="M15220 5333v2766" svg:viewBox="0 0 1 2767">
          <text:p/>
        </draw:connector>
        <draw:connector draw:style-name="gr2" draw:text-style-name="P9" draw:layer="layout" draw:type="curve" svg:x1="16.421cm" svg:y1="8.099cm" svg:x2="16.421cm" svg:y2="5.333cm" draw:start-shape="id37" draw:start-glue-point="11" draw:end-shape="id36" draw:end-glue-point="9" svg:d="M16421 8099v-2766" svg:viewBox="0 0 1 2767">
          <text:p/>
        </draw:connector>
        <draw:frame draw:style-name="gr33" draw:text-style-name="P10" draw:layer="layout" svg:width="0.798cm" svg:height="0.918cm" svg:x="14.571cm" svg:y="6.257cm">
          <draw:text-box>
            <text:p><text:span text:style-name="T9">p</text:span></text:p>
          </draw:text-box>
        </draw:frame>
        <draw:frame draw:style-name="gr33" draw:text-style-name="P10" draw:layer="layout" svg:width="0.798cm" svg:height="0.918cm" svg:x="16.384cm" svg:y="6.257cm">
          <draw:text-box>
            <text:p><text:span text:style-name="T9">p</text:span></text:p>
          </draw:text-box>
        </draw:frame>
        <draw:custom-shape draw:style-name="gr32" draw:text-style-name="P8" xml:id="id36" draw:id="id36" draw:layer="layout" svg:width="1.697cm" svg:height="1.697cm" svg:x="14.972cm" svg:y="3.884cm">
          <text:p text:style-name="P7"><text:span text:style-name="T7">s</text:span><text:span text:style-name="T8">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xml:id="id38" draw:id="id38" draw:layer="layout" svg:width="1.697cm" svg:height="1.697cm" svg:x="14.972cm" svg:y="11.873cm">
          <text:p text:style-name="P7"><text:span text:style-name="T7">s</text:span><text:span text:style-name="T8">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15.22cm" svg:y1="9.3cm" svg:x2="15.22cm" svg:y2="12.121cm" draw:start-shape="id37" draw:start-glue-point="7" draw:end-shape="id38" draw:end-glue-point="5" svg:d="M15220 9300v2821" svg:viewBox="0 0 1 2822">
          <text:p/>
        </draw:connector>
        <draw:connector draw:style-name="gr2" draw:text-style-name="P9" draw:layer="layout" draw:type="curve" svg:x1="16.421cm" svg:y1="12.121cm" svg:x2="16.421cm" svg:y2="9.3cm" draw:start-shape="id38" draw:start-glue-point="11" draw:end-shape="id37" draw:end-glue-point="9" svg:d="M16421 12121v-2821" svg:viewBox="0 0 1 2822">
          <text:p/>
        </draw:connector>
        <draw:frame draw:style-name="gr34" draw:text-style-name="P10" draw:layer="layout" svg:width="0.65cm" svg:height="0.918cm" svg:x="14.571cm" svg:y="10.279cm">
          <draw:text-box>
            <text:p><text:span text:style-name="T9">f</text:span></text:p>
          </draw:text-box>
        </draw:frame>
        <draw:frame draw:style-name="gr34" draw:text-style-name="P10" draw:layer="layout" svg:width="0.65cm" svg:height="0.918cm" svg:x="16.384cm" svg:y="10.279cm">
          <draw:text-box>
            <text:p><text:span text:style-name="T9">f</text:span></text:p>
          </draw:text-box>
        </draw:frame>
        <draw:custom-shape draw:style-name="gr35" draw:text-style-name="P14" draw:layer="layout" svg:width="1.239cm" svg:height="1.166cm" draw:transform="rotate (-0.810705437551366) translate (16.013cm 2.639cm)">
          <text:p/>
          <draw:enhanced-geometry svg:viewBox="0 0 21600 21600" draw:mirror-horizontal="false" draw:mirror-vertical="false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10" draw:layer="layout" svg:width="1.522cm" svg:height="0.922cm" svg:x="16.319cm" svg:y="2.59cm">
          <draw:text-box>
            <text:p><text:span text:style-name="T9">w</text:span></text:p>
          </draw:text-box>
        </draw:frame>
        <draw:custom-shape draw:style-name="gr37" draw:text-style-name="P14" draw:layer="layout" svg:width="1.24cm" svg:height="1.166cm" draw:transform="rotate (-2.1839304930205) translate (17.907cm 8.41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10" draw:layer="layout" svg:width="1.522cm" svg:height="0.922cm" svg:x="17.325cm" svg:y="7.479cm">
          <draw:text-box>
            <text:p><text:span text:style-name="T9">w</text:span></text:p>
          </draw:text-box>
        </draw:frame>
        <draw:custom-shape draw:style-name="gr38" draw:text-style-name="P14" draw:layer="layout" svg:width="1.239cm" svg:height="1.167cm" draw:transform="skewX (0.00174532925199442) rotate (2.51275052409624) translate (15.986cm 14.759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10" draw:layer="layout" svg:width="1.522cm" svg:height="0.922cm" svg:x="14.416cm" svg:y="14.318cm">
          <draw:text-box>
            <text:p><text:span text:style-name="T9">w, i</text:span></text:p>
          </draw:text-box>
        </draw:frame>
        <draw:custom-shape draw:style-name="gr32" draw:text-style-name="P8" xml:id="id40" draw:id="id40" draw:layer="layout" svg:width="1.697cm" svg:height="1.697cm" svg:x="21.271cm" svg:y="7.851cm">
          <text:p text:style-name="P7"><text:span text:style-name="T7">s</text:span><text:span text:style-name="T8">H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21.519cm" svg:y1="5.333cm" svg:x2="21.519cm" svg:y2="8.099cm" draw:start-shape="id39" draw:start-glue-point="7" draw:end-shape="id40" draw:end-glue-point="5" svg:d="M21519 5333v2766" svg:viewBox="0 0 1 2767">
          <text:p/>
        </draw:connector>
        <draw:connector draw:style-name="gr2" draw:text-style-name="P9" draw:layer="layout" draw:type="curve" svg:x1="22.72cm" svg:y1="8.099cm" svg:x2="22.72cm" svg:y2="5.333cm" draw:start-shape="id40" draw:start-glue-point="11" draw:end-shape="id39" draw:end-glue-point="9" svg:d="M22720 8099v-2766" svg:viewBox="0 0 1 2767">
          <text:p/>
        </draw:connector>
        <draw:frame draw:style-name="gr33" draw:text-style-name="P10" draw:layer="layout" svg:width="0.798cm" svg:height="0.918cm" svg:x="20.87cm" svg:y="6.257cm">
          <draw:text-box>
            <text:p><text:span text:style-name="T9">p</text:span></text:p>
          </draw:text-box>
        </draw:frame>
        <draw:frame draw:style-name="gr33" draw:text-style-name="P10" draw:layer="layout" svg:width="0.798cm" svg:height="0.918cm" svg:x="22.684cm" svg:y="6.257cm">
          <draw:text-box>
            <text:p><text:span text:style-name="T9">p</text:span></text:p>
          </draw:text-box>
        </draw:frame>
        <draw:custom-shape draw:style-name="gr32" draw:text-style-name="P8" xml:id="id39" draw:id="id39" draw:layer="layout" svg:width="1.697cm" svg:height="1.697cm" svg:x="21.271cm" svg:y="3.884cm">
          <text:p text:style-name="P7"><text:span text:style-name="T7">s</text:span><text:span text:style-name="T8">S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xml:id="id41" draw:id="id41" draw:layer="layout" svg:width="1.697cm" svg:height="1.697cm" svg:x="21.271cm" svg:y="11.873cm">
          <text:p text:style-name="P7"><text:span text:style-name="T7">s</text:span><text:span text:style-name="T8">R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21.519cm" svg:y1="9.3cm" svg:x2="21.519cm" svg:y2="12.121cm" draw:start-shape="id40" draw:start-glue-point="7" draw:end-shape="id41" draw:end-glue-point="5" svg:d="M21519 9300v2821" svg:viewBox="0 0 1 2822">
          <text:p/>
        </draw:connector>
        <draw:connector draw:style-name="gr2" draw:text-style-name="P9" draw:layer="layout" draw:type="curve" svg:x1="22.72cm" svg:y1="12.121cm" svg:x2="22.72cm" svg:y2="9.3cm" draw:start-shape="id41" draw:start-glue-point="11" draw:end-shape="id40" draw:end-glue-point="9" svg:d="M22720 12121v-2821" svg:viewBox="0 0 1 2822">
          <text:p/>
        </draw:connector>
        <draw:frame draw:style-name="gr34" draw:text-style-name="P10" draw:layer="layout" svg:width="0.65cm" svg:height="0.918cm" svg:x="20.87cm" svg:y="10.279cm">
          <draw:text-box>
            <text:p><text:span text:style-name="T9">f</text:span></text:p>
          </draw:text-box>
        </draw:frame>
        <draw:frame draw:style-name="gr34" draw:text-style-name="P10" draw:layer="layout" svg:width="0.65cm" svg:height="0.918cm" svg:x="22.684cm" svg:y="10.279cm">
          <draw:text-box>
            <text:p><text:span text:style-name="T9">f</text:span></text:p>
          </draw:text-box>
        </draw:frame>
        <draw:custom-shape draw:style-name="gr35" draw:text-style-name="P14" draw:layer="layout" svg:width="1.239cm" svg:height="1.166cm" draw:transform="rotate (-0.810705437551366) translate (22.312cm 2.639cm)">
          <text:p/>
          <draw:enhanced-geometry svg:viewBox="0 0 21600 21600" draw:mirror-horizontal="false" draw:mirror-vertical="false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9" draw:text-style-name="P10" draw:layer="layout" svg:width="1.521cm" svg:height="0.922cm" svg:x="22.619cm" svg:y="2.59cm">
          <draw:text-box>
            <text:p><text:span text:style-name="T9">w</text:span></text:p>
          </draw:text-box>
        </draw:frame>
        <draw:custom-shape draw:style-name="gr37" draw:text-style-name="P14" draw:layer="layout" svg:width="1.24cm" svg:height="1.166cm" draw:transform="rotate (-2.1839304930205) translate (24.206cm 8.41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9" draw:text-style-name="P10" draw:layer="layout" svg:width="1.521cm" svg:height="0.922cm" svg:x="23.625cm" svg:y="7.479cm">
          <draw:text-box>
            <text:p><text:span text:style-name="T9">w</text:span></text:p>
          </draw:text-box>
        </draw:frame>
        <draw:custom-shape draw:style-name="gr35" draw:text-style-name="P14" draw:layer="layout" svg:width="1.239cm" svg:height="1.166cm" draw:transform="skewX (0.000872664625997259) rotate (2.51275052409624) translate (22.381cm 14.854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9" draw:text-style-name="P10" draw:layer="layout" svg:width="1.521cm" svg:height="0.922cm" svg:x="20.716cm" svg:y="14.318cm">
          <draw:text-box>
            <text:p><text:span text:style-name="T9">w, i</text:span></text:p>
          </draw:text-box>
        </draw:frame>
        <draw:connector draw:style-name="gr2" draw:text-style-name="P9" draw:layer="layout" draw:type="curve" svg:x1="16.421cm" svg:y1="13.322cm" svg:x2="21.519cm" svg:y2="13.322cm" draw:start-shape="id38" draw:start-glue-point="9" draw:end-shape="id41" draw:end-glue-point="7" svg:d="M16421 13322h5098" svg:viewBox="0 0 5099 1">
          <text:p/>
        </draw:connector>
        <draw:connector draw:style-name="gr2" draw:text-style-name="P9" draw:layer="layout" draw:type="curve" svg:x1="21.519cm" svg:y1="12.121cm" svg:x2="16.421cm" svg:y2="12.121cm" draw:start-shape="id41" draw:start-glue-point="5" draw:end-shape="id38" draw:end-glue-point="11" svg:d="M21519 12121h-5098" svg:viewBox="0 0 5099 1">
          <text:p/>
        </draw:connector>
        <draw:frame draw:style-name="gr29" draw:text-style-name="P10" draw:layer="layout" svg:width="1.086cm" svg:height="0.966cm" svg:x="17.894cm" svg:y="11.203cm">
          <draw:text-box>
            <text:p><text:span text:style-name="T9">b</text:span><text:span text:style-name="T10">W</text:span></text:p>
          </draw:text-box>
        </draw:frame>
        <draw:frame draw:style-name="gr29" draw:text-style-name="P10" draw:layer="layout" svg:width="1.086cm" svg:height="0.966cm" svg:x="17.894cm" svg:y="13.207cm">
          <draw:text-box>
            <text:p><text:span text:style-name="T9">b</text:span><text:span text:style-name="T10">W</text:span></text:p>
          </draw:text-box>
        </draw:frame>
        <draw:connector draw:style-name="gr2" draw:text-style-name="P9" draw:layer="layout" draw:type="curve" svg:x1="16.421cm" svg:y1="5.333cm" svg:x2="21.519cm" svg:y2="5.328cm" draw:start-shape="id36" draw:start-glue-point="9" svg:d="M16421 5333c4405 0 1857-5 5098-5" svg:viewBox="0 0 5099 6">
          <text:p/>
        </draw:connector>
        <draw:connector draw:style-name="gr2" draw:text-style-name="P9" draw:layer="layout" draw:type="curve" svg:x1="21.519cm" svg:y1="4.128cm" svg:x2="16.421cm" svg:y2="4.128cm" svg:d="M21519 4128h-5098" svg:viewBox="0 0 5099 1">
          <text:p/>
        </draw:connector>
        <draw:frame draw:style-name="gr29" draw:text-style-name="P10" draw:layer="layout" svg:width="1.086cm" svg:height="0.966cm" svg:x="17.894cm" svg:y="5.214cm">
          <draw:text-box>
            <text:p><text:span text:style-name="T9">b</text:span><text:span text:style-name="T10">W</text:span></text:p>
          </draw:text-box>
        </draw:frame>
        <draw:frame draw:style-name="gr29" draw:text-style-name="P10" draw:layer="layout" svg:width="1.086cm" svg:height="0.966cm" svg:x="17.894cm" svg:y="3.185cm">
          <draw:text-box>
            <text:p><text:span text:style-name="T9">b</text:span><text:span text:style-name="T10">W</text:span></text:p>
          </draw:text-box>
        </draw:frame>
        <draw:custom-shape draw:style-name="gr32" draw:text-style-name="P8" xml:id="id43" draw:id="id43" draw:layer="layout" svg:width="1.697cm" svg:height="1.697cm" svg:x="8.671cm" svg:y="7.851cm">
          <text:p text:style-name="P7"><text:span text:style-name="T7">s</text:span><text:span text:style-name="T8">H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8.919cm" svg:y1="5.333cm" svg:x2="8.919cm" svg:y2="8.099cm" draw:start-shape="id42" draw:start-glue-point="7" draw:end-shape="id43" draw:end-glue-point="5" svg:d="M8919 5333v2766" svg:viewBox="0 0 1 2767">
          <text:p/>
        </draw:connector>
        <draw:connector draw:style-name="gr2" draw:text-style-name="P9" draw:layer="layout" draw:type="curve" svg:x1="10.12cm" svg:y1="8.099cm" svg:x2="10.12cm" svg:y2="5.333cm" draw:start-shape="id43" draw:start-glue-point="11" draw:end-shape="id42" draw:end-glue-point="9" svg:d="M10120 8099v-2766" svg:viewBox="0 0 1 2767">
          <text:p/>
        </draw:connector>
        <draw:frame draw:style-name="gr33" draw:text-style-name="P10" draw:layer="layout" svg:width="0.798cm" svg:height="0.918cm" svg:x="8.271cm" svg:y="6.257cm">
          <draw:text-box>
            <text:p><text:span text:style-name="T9">p</text:span></text:p>
          </draw:text-box>
        </draw:frame>
        <draw:frame draw:style-name="gr33" draw:text-style-name="P10" draw:layer="layout" svg:width="0.798cm" svg:height="0.918cm" svg:x="10.084cm" svg:y="6.257cm">
          <draw:text-box>
            <text:p><text:span text:style-name="T9">p</text:span></text:p>
          </draw:text-box>
        </draw:frame>
        <draw:custom-shape draw:style-name="gr32" draw:text-style-name="P8" xml:id="id42" draw:id="id42" draw:layer="layout" svg:width="1.697cm" svg:height="1.697cm" svg:x="8.671cm" svg:y="3.884cm">
          <text:p text:style-name="P7"><text:span text:style-name="T7">s</text:span><text:span text:style-name="T8">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xml:id="id44" draw:id="id44" draw:layer="layout" svg:width="1.697cm" svg:height="1.697cm" svg:x="8.671cm" svg:y="11.873cm">
          <text:p text:style-name="P7"><text:span text:style-name="T7">s</text:span><text:span text:style-name="T8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9" draw:layer="layout" draw:type="curve" svg:x1="8.919cm" svg:y1="9.3cm" svg:x2="8.919cm" svg:y2="12.121cm" draw:start-shape="id43" draw:start-glue-point="7" draw:end-shape="id44" draw:end-glue-point="5" svg:d="M8919 9300v2821" svg:viewBox="0 0 1 2822">
          <text:p/>
        </draw:connector>
        <draw:connector draw:style-name="gr2" draw:text-style-name="P9" draw:layer="layout" draw:type="curve" svg:x1="10.12cm" svg:y1="12.121cm" svg:x2="10.12cm" svg:y2="9.3cm" draw:start-shape="id44" draw:start-glue-point="11" draw:end-shape="id43" draw:end-glue-point="9" svg:d="M10120 12121v-2821" svg:viewBox="0 0 1 2822">
          <text:p/>
        </draw:connector>
        <draw:frame draw:style-name="gr34" draw:text-style-name="P10" draw:layer="layout" svg:width="0.65cm" svg:height="0.918cm" svg:x="8.271cm" svg:y="10.279cm">
          <draw:text-box>
            <text:p><text:span text:style-name="T9">f</text:span></text:p>
          </draw:text-box>
        </draw:frame>
        <draw:frame draw:style-name="gr34" draw:text-style-name="P10" draw:layer="layout" svg:width="0.65cm" svg:height="0.918cm" svg:x="10.084cm" svg:y="10.279cm">
          <draw:text-box>
            <text:p><text:span text:style-name="T9">f</text:span></text:p>
          </draw:text-box>
        </draw:frame>
        <draw:custom-shape draw:style-name="gr40" draw:text-style-name="P14" draw:layer="layout" svg:width="1.24cm" svg:height="1.167cm" draw:transform="skewX (-0.000872664625997182) rotate (-0.643153829359911) translate (9.281cm 2.606cm)">
          <text:p/>
          <draw:enhanced-geometry svg:viewBox="0 0 21600 21600" draw:mirror-horizontal="false" draw:mirror-vertical="false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10" draw:layer="layout" svg:width="1.522cm" svg:height="0.922cm" svg:x="10.019cm" svg:y="2.59cm">
          <draw:text-box>
            <text:p><text:span text:style-name="T9">w</text:span></text:p>
          </draw:text-box>
        </draw:frame>
        <draw:custom-shape draw:style-name="gr37" draw:text-style-name="P14" draw:layer="layout" svg:width="1.24cm" svg:height="1.166cm" draw:transform="skewX (0.000872664625997144) rotate (-2.1839304930205) translate (11.606cm 8.41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9" draw:text-style-name="P10" draw:layer="layout" svg:width="1.521cm" svg:height="0.922cm" svg:x="11.025cm" svg:y="7.479cm">
          <draw:text-box>
            <text:p><text:span text:style-name="T9">w</text:span></text:p>
          </draw:text-box>
        </draw:frame>
        <draw:custom-shape draw:style-name="gr35" draw:text-style-name="P14" draw:layer="layout" svg:width="1.239cm" svg:height="1.166cm" draw:transform="skewX (0.000872664625997259) rotate (2.51275052409624) translate (9.686cm 14.759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9" draw:text-style-name="P10" draw:layer="layout" svg:width="1.521cm" svg:height="0.922cm" svg:x="8.116cm" svg:y="14.318cm">
          <draw:text-box>
            <text:p><text:span text:style-name="T9">w, i</text:span></text:p>
          </draw:text-box>
        </draw:frame>
        <draw:connector draw:style-name="gr2" draw:text-style-name="P9" draw:layer="layout" draw:type="curve" svg:x1="15.22cm" svg:y1="5.333cm" svg:x2="10.12cm" svg:y2="5.333cm" draw:start-shape="id36" draw:start-glue-point="7" draw:end-shape="id42" draw:end-glue-point="9" svg:d="M15220 5333h-5100" svg:viewBox="0 0 5101 1">
          <text:p/>
        </draw:connector>
        <draw:connector draw:style-name="gr2" draw:text-style-name="P9" draw:layer="layout" draw:type="curve" svg:x1="10.12cm" svg:y1="4.132cm" svg:x2="15.22cm" svg:y2="4.132cm" draw:start-shape="id42" draw:start-glue-point="11" draw:end-shape="id36" draw:end-glue-point="5" svg:d="M10120 4132h5100" svg:viewBox="0 0 5101 1">
          <text:p/>
        </draw:connector>
        <draw:frame draw:style-name="gr30" draw:text-style-name="P10" draw:layer="layout" svg:width="1.035cm" svg:height="0.966cm" svg:x="11.693cm" svg:y="5.214cm">
          <draw:text-box>
            <text:p><text:span text:style-name="T9">b</text:span><text:span text:style-name="T10">O</text:span></text:p>
          </draw:text-box>
        </draw:frame>
        <draw:frame draw:style-name="gr30" draw:text-style-name="P10" draw:layer="layout" svg:width="1.035cm" svg:height="0.966cm" svg:x="11.693cm" svg:y="3.185cm">
          <draw:text-box>
            <text:p><text:span text:style-name="T9">b</text:span><text:span text:style-name="T10">O</text:span></text:p>
          </draw:text-box>
        </draw:frame>
        <draw:connector draw:style-name="gr2" draw:text-style-name="P9" draw:layer="layout" draw:type="curve" svg:x1="15.22cm" svg:y1="13.322cm" svg:x2="10.12cm" svg:y2="13.322cm" draw:start-shape="id38" draw:start-glue-point="7" draw:end-shape="id44" draw:end-glue-point="9" svg:d="M15220 13322h-5100" svg:viewBox="0 0 5101 1">
          <text:p/>
        </draw:connector>
        <draw:connector draw:style-name="gr2" draw:text-style-name="P9" draw:layer="layout" draw:type="curve" svg:x1="10.12cm" svg:y1="12.121cm" svg:x2="15.22cm" svg:y2="12.121cm" draw:start-shape="id44" draw:start-glue-point="11" draw:end-shape="id38" draw:end-glue-point="5" svg:d="M10120 12121h5100" svg:viewBox="0 0 5101 1">
          <text:p/>
        </draw:connector>
        <draw:frame draw:style-name="gr30" draw:text-style-name="P10" draw:layer="layout" svg:width="1.035cm" svg:height="0.966cm" svg:x="11.694cm" svg:y="11.265cm">
          <draw:text-box>
            <text:p><text:span text:style-name="T9">b</text:span><text:span text:style-name="T10">O</text:span></text:p>
          </draw:text-box>
        </draw:frame>
        <draw:frame draw:style-name="gr30" draw:text-style-name="P10" draw:layer="layout" svg:width="1.035cm" svg:height="0.966cm" svg:x="11.695cm" svg:y="13.265cm">
          <draw:text-box>
            <text:p><text:span text:style-name="T9">b</text:span><text:span text:style-name="T10">O</text:span></text:p>
          </draw:text-box>
        </draw:frame>
        <draw:line draw:style-name="gr31" draw:text-style-name="P3" draw:layer="layout" svg:x1="3.81cm" svg:y1="11.204cm" svg:x2="24.638cm" svg:y2="11.204cm">
          <text:p/>
        </draw:line>
        <draw:line draw:style-name="gr31" draw:text-style-name="P3" draw:layer="layout" svg:x1="13.208cm" svg:y1="1.216cm" svg:x2="13.208cm" svg:y2="15.44cm">
          <text:p/>
        </draw:line>
        <draw:line draw:style-name="gr31" draw:text-style-name="P3" draw:layer="layout" svg:x1="19.708cm" svg:y1="1.216cm" svg:x2="19.708cm" svg:y2="15.44cm">
          <text:p/>
        </draw:line>
        <draw:frame draw:style-name="gr41" draw:text-style-name="P18" draw:layer="layout" svg:width="3.558cm" svg:height="1.195cm" svg:x="14.478cm" svg:y="0cm">
          <draw:text-box>
            <text:p><text:span text:style-name="T15">ROBOT</text:span></text:p>
          </draw:text-box>
        </draw:frame>
        <draw:frame draw:style-name="gr42" draw:text-style-name="P19" draw:layer="layout" svg:width="2.263cm" svg:height="0.962cm" svg:x="14.986cm" svg:y="1.378cm">
          <draw:text-box>
            <text:p><text:span text:style-name="T16">idle (I)</text:span></text:p>
          </draw:text-box>
        </draw:frame>
        <draw:frame draw:style-name="gr43" draw:text-style-name="P19" draw:layer="layout" svg:width="3.884cm" svg:height="0.962cm" svg:x="20.487cm" svg:y="1.378cm">
          <draw:text-box>
            <text:p><text:span text:style-name="T16">working (W)</text:span></text:p>
          </draw:text-box>
        </draw:frame>
        <draw:frame draw:style-name="gr44" draw:text-style-name="P20" draw:layer="layout" svg:width="5.756cm" svg:height="1.673cm" svg:x="6.488cm" svg:y="0.978cm">
          <draw:text-box>
            <text:p text:style-name="P11"><text:span text:style-name="T16">working with</text:span></text:p>
            <text:p text:style-name="P11"><text:span text:style-name="T16">safety override (O)</text:span></text:p>
          </draw:text-box>
        </draw:frame>
        <draw:frame draw:style-name="gr45" draw:text-style-name="P18" draw:layer="layout" svg:width="3.465cm" svg:height="2.139cm" svg:x="0.345cm" svg:y="8.128cm">
          <draw:text-box>
            <text:p><text:span text:style-name="T15">WORK-</text:span></text:p>
            <text:p><text:span text:style-name="T15">PIECE</text:span></text:p>
          </draw:text-box>
        </draw:frame>
        <draw:frame draw:style-name="gr46" draw:text-style-name="P20" draw:layer="layout" svg:width="3.639cm" svg:height="1.673cm" svg:x="3.81cm" svg:y="4.677cm">
          <draw:text-box>
            <text:p text:style-name="P11"><text:span text:style-name="T16">At parts </text:span></text:p>
            <text:p text:style-name="P11"><text:span text:style-name="T16">storage (S)</text:span></text:p>
          </draw:text-box>
        </draw:frame>
        <draw:frame draw:style-name="gr47" draw:text-style-name="P20" draw:layer="layout" svg:width="3.584cm" svg:height="1.673cm" svg:x="3.811cm" svg:y="8.378cm">
          <draw:text-box>
            <text:p text:style-name="P11"><text:span text:style-name="T16">In worker’s</text:span></text:p>
            <text:p text:style-name="P11"><text:span text:style-name="T16">hands (H)</text:span></text:p>
          </draw:text-box>
        </draw:frame>
        <draw:frame draw:style-name="gr48" draw:text-style-name="P20" draw:layer="layout" svg:width="3.427cm" svg:height="1.673cm" svg:x="3.811cm" svg:y="11.779cm">
          <draw:text-box>
            <text:p text:style-name="P11"><text:span text:style-name="T16">At robot </text:span></text:p>
            <text:p text:style-name="P11"><text:span text:style-name="T16">station (R)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7T16:19:39.891684444</meta:creation-date>
    <dc:date>2022-02-22T10:02:11.130591480</dc:date>
    <meta:editing-duration>PT4H13M53S</meta:editing-duration>
    <meta:editing-cycles>17</meta:editing-cycles>
    <meta:generator>LibreOffice/6.0.7.3$Linux_X86_64 LibreOffice_project/00m0$Build-3</meta:generator>
    <meta:document-statistic meta:object-count="315"/>
  </office:meta>
</office:document-meta>
</file>